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/ColorTable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6400000046B4260EFA579DF8894.png" manifest:media-type="image/png"/>
  <manifest:file-entry manifest:full-path="Pictures/10000201000006400000046B47E069EC.png" manifest:media-type="image/png"/>
  <manifest:file-entry manifest:full-path="Pictures/10000000000006DA000004D820371D32.png" manifest:media-type="image/png"/>
  <manifest:file-entry manifest:full-path="Pictures/100000000000002000000020B2FF2A327EABC87D.png" manifest:media-type="image/png"/>
  <manifest:file-entry manifest:full-path="Pictures/10000201000006DA000004D869EFBC76.png" manifest:media-type="image/png"/>
  <manifest:file-entry manifest:full-path="Pictures/10000000000006DA000004D8E95EF7514C5BBDB7.png" manifest:media-type="image/png"/>
  <manifest:file-entry manifest:full-path="Pictures/10000201000000640000006497BB7DB1FEB843D7.png" manifest:media-type="image/png"/>
  <manifest:file-entry manifest:full-path="Pictures/10000201000006DA000004D85D524E5D.png" manifest:media-type="image/png"/>
  <manifest:file-entry manifest:full-path="Pictures/10000201000006DA000004D89A5F488FC6FB9D9E.png" manifest:media-type="image/png"/>
  <manifest:file-entry manifest:full-path="Pictures/1000000000000DB3000009B1111CE87F.jpg" manifest:media-type="image/jpeg"/>
  <manifest:file-entry manifest:full-path="Pictures/10000201000006DA000004D873512F90.png" manifest:media-type="image/png"/>
  <manifest:file-entry manifest:full-path="Pictures/10000201000006DA000004D89F281749.png" manifest:media-type="image/png"/>
  <manifest:file-entry manifest:full-path="Pictures/100000000000092200000676641F181C5FD1C9D2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Arial4" svg:font-family="Arial" style:font-adornments="Standard"/>
    <style:font-face style:name="Verdana6" svg:font-family="Verdana"/>
    <style:font-face style:name="Verdana7" svg:font-family="Verdana" style:font-adornments="Standard"/>
    <style:font-face style:name="Arial1" svg:font-family="Arial" style:font-pitch="variable"/>
    <style:font-face style:name="Arial3" svg:font-family="Arial" style:font-adornments="Standard" style:font-pitch="variable"/>
    <style:font-face style:name="Segoe UI1" svg:font-family="'Segoe UI'" style:font-pitch="variable"/>
    <style:font-face style:name="Tahoma1" svg:font-family="Tahoma" style:font-pitch="variable"/>
    <style:font-face style:name="Verdana5" svg:font-family="Verdana" style:font-pitch="variable"/>
    <style:font-face style:name="Verdana4" svg:font-family="Verdana" style:font-adornments="Standard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Verdana1" svg:font-family="Verdana" style:font-adornments="Standard" style:font-family-generic="roman" style:font-pitch="variable"/>
    <style:font-face style:name="Times New Roman1" svg:font-family="'Times New Roman'" style:font-family-generic="swiss" style:font-pitch="variable"/>
    <style:font-face style:name="Verdana3" svg:font-family="Verdana" style:font-family-generic="swiss" style:font-pitch="variable"/>
    <style:font-face style:name="Verdana8" svg:font-family="Verdana" style:font-adornments="Fett" style:font-family-generic="swiss" style:font-pitch="variable"/>
    <style:font-face style:name="Verdana2" svg:font-family="Verdana" style:font-adornments="Standard" style:font-family-generic="swiss" style:font-pitch="variable"/>
    <style:font-face style:name="Arial5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509cm"/>
    </style:style>
    <style:style style:name="gr2" style:family="graphic">
      <style:graphic-properties style:protect="size"/>
    </style:style>
    <style:style style:name="gr3" style:family="graphic" style:parent-style-name="standard" style:list-style-name="L5">
      <style:graphic-properties draw:stroke="solid" svg:stroke-width="0.053cm" svg:stroke-color="#cc0000" draw:stroke-linejoin="round" draw:fill="solid" draw:fill-color="#b4b4b4" draw:textarea-vertical-align="middle" draw:auto-grow-height="false" draw:fit-to-size="shrink-to-fit" fo:padding-top="0.254cm" fo:padding-bottom="0.254cm" fo:padding-left="0.254cm" fo:padding-right="0.254cm" fo:wrap-option="wrap"/>
    </style:style>
    <style:style style:name="gr4" style:family="graphic" style:parent-style-name="standard" style:list-style-name="L5">
      <style:graphic-properties draw:stroke="solid" svg:stroke-width="0.053cm" svg:stroke-color="#cc0000" draw:stroke-linejoin="round" draw:fill="solid" draw:fill-color="#b4b4b4" draw:textarea-vertical-align="middle" draw:auto-grow-height="false" draw:fit-to-size="shrink-to-fit" fo:padding-top="0.254cm" fo:padding-bottom="0.254cm" fo:padding-left="0.254cm" fo:padding-right="0.254cm" fo:wrap-option="wrap"/>
    </style:style>
    <style:style style:name="gr5" style:family="graphic" style:parent-style-name="standard" style:list-style-name="L5">
      <style:graphic-properties draw:stroke="solid" svg:stroke-width="0.053cm" svg:stroke-color="#cc0000" draw:stroke-linejoin="round" draw:fill="solid" draw:fill-color="#b4b4b4" draw:textarea-vertical-align="middle" draw:auto-grow-height="false" draw:fit-to-size="shrink-to-fit" fo:padding-top="0.254cm" fo:padding-bottom="0.254cm" fo:padding-left="0.254cm" fo:padding-right="0.254cm" fo:wrap-option="wrap"/>
    </style:style>
    <style:style style:name="gr6" style:family="graphic" style:parent-style-name="standard">
      <style:graphic-properties draw:stroke="solid" svg:stroke-width="0.053cm" svg:stroke-color="#cc0000" draw:marker-end="msArrowEnd_20_9" draw:marker-end-width="0.35cm" draw:marker-end-center="false" draw:stroke-linejoin="round" draw:fill="none" draw:textarea-vertical-align="top" draw:auto-grow-height="false" fo:padding-top="0.125cm" fo:padding-bottom="0.125cm" fo:padding-left="0.25cm" fo:padding-right="0.25cm" fo:wrap-option="wrap"/>
    </style:style>
    <style:style style:name="gr7" style:family="graphic" style:parent-style-name="standard" style:list-style-name="L5">
      <style:graphic-properties draw:stroke="solid" svg:stroke-width="0.053cm" svg:stroke-color="#cc0000" draw:stroke-linejoin="round" draw:fill="solid" draw:fill-color="#b4b4b4" draw:textarea-vertical-align="middle" draw:auto-grow-height="false" draw:fit-to-size="shrink-to-fit" fo:padding-top="0.254cm" fo:padding-bottom="0.254cm" fo:padding-left="0.254cm" fo:padding-right="0.254cm" fo:wrap-option="wrap"/>
    </style:style>
    <style:style style:name="gr8" style:family="graphic" style:parent-style-name="standard" style:list-style-name="L5">
      <style:graphic-properties draw:stroke="solid" svg:stroke-width="0.053cm" svg:stroke-color="#cc0000" draw:stroke-linejoin="round" draw:fill="solid" draw:fill-color="#b4b4b4" draw:textarea-vertical-align="middle" draw:auto-grow-height="false" draw:fit-to-size="shrink-to-fit" fo:padding-top="0.254cm" fo:padding-bottom="0.254cm" fo:padding-left="0.254cm" fo:padding-right="0.254cm" fo:wrap-option="wrap"/>
    </style:style>
    <style:style style:name="gr9" style:family="graphic" style:parent-style-name="standard" style:list-style-name="L5">
      <style:graphic-properties draw:stroke="solid" svg:stroke-width="0.053cm" svg:stroke-color="#cc0000" draw:stroke-linejoin="round" draw:fill="solid" draw:fill-color="#b4b4b4" draw:textarea-vertical-align="middle" draw:auto-grow-height="false" draw:fit-to-size="shrink-to-fit" fo:padding-top="0.254cm" fo:padding-bottom="0.254cm" fo:padding-left="0.254cm" fo:padding-right="0.254cm" fo:wrap-option="wrap"/>
    </style:style>
    <style:style style:name="gr10" style:family="graphic" style:parent-style-name="standard" style:list-style-name="L6">
      <style:graphic-properties draw:stroke="solid" svg:stroke-width="0.053cm" svg:stroke-color="#cc0000" draw:stroke-linejoin="round" draw:fill="solid" draw:fill-color="#b4b4b4" draw:textarea-vertical-align="middle" draw:auto-grow-height="false" draw:fit-to-size="shrink-to-fit" fo:padding-top="0.254cm" fo:padding-bottom="0.254cm" fo:padding-left="0.254cm" fo:padding-right="0.254cm" fo:wrap-option="wrap"/>
    </style:style>
    <style:style style:name="gr11" style:family="graphic" style:parent-style-name="standard" style:list-style-name="L6">
      <style:graphic-properties draw:stroke="solid" svg:stroke-width="0.053cm" svg:stroke-color="#cc0000" draw:stroke-linejoin="round" draw:fill="solid" draw:fill-color="#b4b4b4" draw:textarea-vertical-align="middle" draw:auto-grow-height="false" draw:fit-to-size="shrink-to-fit" fo:padding-top="0.254cm" fo:padding-bottom="0.254cm" fo:padding-left="0.254cm" fo:padding-right="0.254cm" fo:wrap-option="wrap"/>
    </style:style>
    <style:style style:name="gr12" style:family="graphic" style:parent-style-name="standard" style:list-style-name="L5">
      <style:graphic-properties draw:stroke="solid" svg:stroke-width="0.053cm" svg:stroke-color="#cc0000" draw:stroke-linejoin="round" draw:fill="solid" draw:fill-color="#b4b4b4" draw:textarea-vertical-align="middle" draw:auto-grow-height="false" draw:fit-to-size="shrink-to-fit" fo:padding-top="0.254cm" fo:padding-bottom="0.254cm" fo:padding-left="0.254cm" fo:padding-right="0.254cm" fo:wrap-option="wrap"/>
    </style:style>
    <style:style style:name="gr13" style:family="graphic" style:parent-style-name="standard" style:list-style-name="L5">
      <style:graphic-properties draw:stroke="solid" svg:stroke-width="0.053cm" svg:stroke-color="#cc0000" draw:stroke-linejoin="round" draw:fill="solid" draw:fill-color="#b4b4b4" draw:textarea-vertical-align="middle" draw:auto-grow-height="false" draw:fit-to-size="shrink-to-fit" fo:padding-top="0.254cm" fo:padding-bottom="0.254cm" fo:padding-left="0.254cm" fo:padding-right="0.254cm" fo:wrap-option="wrap"/>
    </style:style>
    <style:style style:name="gr14" style:family="graphic" style:parent-style-name="standard" style:list-style-name="L5">
      <style:graphic-properties draw:stroke="solid" svg:stroke-width="0.053cm" svg:stroke-color="#cc0000" draw:stroke-linejoin="round" draw:fill="solid" draw:fill-color="#b4b4b4" draw:textarea-vertical-align="middle" draw:auto-grow-height="false" draw:fit-to-size="shrink-to-fit" fo:padding-top="0.254cm" fo:padding-bottom="0.254cm" fo:padding-left="0.254cm" fo:padding-right="0.254cm" fo:wrap-option="wrap"/>
    </style:style>
    <style:style style:name="gr15" style:family="graphic" style:parent-style-name="standard" style:list-style-name="L5">
      <style:graphic-properties draw:stroke="solid" svg:stroke-width="0.053cm" svg:stroke-color="#cc0000" draw:stroke-linejoin="round" draw:fill="solid" draw:fill-color="#b4b4b4" draw:textarea-vertical-align="middle" draw:auto-grow-height="false" draw:fit-to-size="shrink-to-fit" fo:padding-top="0.254cm" fo:padding-bottom="0.254cm" fo:padding-left="0.254cm" fo:padding-right="0.254cm" fo:wrap-option="wrap"/>
    </style:style>
    <style:style style:name="gr16" style:family="graphic" style:parent-style-name="standard" style:list-style-name="L5">
      <style:graphic-properties draw:stroke="solid" svg:stroke-width="0.053cm" svg:stroke-color="#cc0000" draw:stroke-linejoin="round" draw:fill="solid" draw:fill-color="#b4b4b4" draw:textarea-vertical-align="middle" draw:auto-grow-height="false" draw:fit-to-size="shrink-to-fit" fo:padding-top="0.254cm" fo:padding-bottom="0.254cm" fo:padding-left="0.254cm" fo:padding-right="0.254cm" fo:wrap-option="wrap"/>
    </style:style>
    <style:style style:name="gr17" style:family="graphic" style:parent-style-name="standard" style:list-style-name="L5">
      <style:graphic-properties draw:stroke="solid" svg:stroke-width="0.053cm" svg:stroke-color="#cc0000" draw:stroke-linejoin="round" draw:fill="solid" draw:fill-color="#b4b4b4" draw:textarea-vertical-align="middle" draw:auto-grow-height="false" draw:fit-to-size="shrink-to-fit" fo:padding-top="0.254cm" fo:padding-bottom="0.254cm" fo:padding-left="0.254cm" fo:padding-right="0.254cm" fo:wrap-option="wrap"/>
    </style:style>
    <style:style style:name="gr18" style:family="graphic" style:parent-style-name="standard" style:list-style-name="L5">
      <style:graphic-properties draw:stroke="solid" svg:stroke-width="0.053cm" svg:stroke-color="#cc0000" draw:stroke-linejoin="round" draw:fill="solid" draw:fill-color="#b4b4b4" draw:textarea-vertical-align="middle" draw:auto-grow-height="false" draw:fit-to-size="shrink-to-fit" fo:padding-top="0.254cm" fo:padding-bottom="0.254cm" fo:padding-left="0.254cm" fo:padding-right="0.254cm" fo:wrap-option="wrap"/>
    </style:style>
    <style:style style:name="gr19" style:family="graphic" style:parent-style-name="standard" style:list-style-name="L5">
      <style:graphic-properties draw:stroke="solid" svg:stroke-width="0.053cm" svg:stroke-color="#cc0000" draw:stroke-linejoin="round" draw:fill="solid" draw:fill-color="#b4b4b4" draw:textarea-vertical-align="middle" draw:auto-grow-height="false" draw:fit-to-size="shrink-to-fit" fo:padding-top="0.254cm" fo:padding-bottom="0.254cm" fo:padding-left="0.254cm" fo:padding-right="0.254cm" fo:wrap-option="wrap"/>
    </style:style>
    <style:style style:name="gr20" style:family="graphic" style:parent-style-name="standard" style:list-style-name="L5">
      <style:graphic-properties draw:stroke="solid" svg:stroke-width="0.053cm" svg:stroke-color="#cc0000" draw:stroke-linejoin="round" draw:fill="solid" draw:fill-color="#b4b4b4" draw:textarea-vertical-align="middle" draw:auto-grow-height="false" draw:fit-to-size="shrink-to-fit" fo:padding-top="0.254cm" fo:padding-bottom="0.254cm" fo:padding-left="0.254cm" fo:padding-right="0.254cm" fo:wrap-option="wrap"/>
    </style:style>
    <style:style style:name="gr21" style:family="graphic" style:parent-style-name="standard">
      <style:graphic-properties draw:stroke="solid" svg:stroke-width="0.053cm" svg:stroke-color="#b4b4b4" draw:stroke-linejoin="round" draw:fill="solid" draw:fill-color="#cccccc" draw:textarea-vertical-align="middle" draw:auto-grow-height="false" draw:fit-to-size="shrink-to-fit" fo:padding-top="0.254cm" fo:padding-bottom="0.254cm" fo:padding-left="0.254cm" fo:padding-right="0.254cm" fo:wrap-option="wrap"/>
    </style:style>
    <style:style style:name="gr22" style:family="graphic" style:parent-style-name="standard" style:list-style-name="L5">
      <style:graphic-properties draw:stroke="solid" svg:stroke-width="0.053cm" svg:stroke-color="#cc0000" draw:stroke-linejoin="round" draw:fill="solid" draw:fill-color="#b4b4b4" draw:textarea-vertical-align="middle" draw:auto-grow-height="false" draw:fit-to-size="shrink-to-fit" fo:padding-top="0.254cm" fo:padding-bottom="0.254cm" fo:padding-left="0.254cm" fo:padding-right="0.254cm" fo:wrap-option="wrap"/>
    </style:style>
    <style:style style:name="gr23" style:family="graphic" style:parent-style-name="standard" style:list-style-name="L5">
      <style:graphic-properties draw:stroke="solid" svg:stroke-width="0.053cm" svg:stroke-color="#cc0000" draw:stroke-linejoin="round" draw:fill="solid" draw:fill-color="#b4b4b4" draw:textarea-vertical-align="middle" draw:auto-grow-height="false" draw:fit-to-size="shrink-to-fit" fo:padding-top="0.254cm" fo:padding-bottom="0.254cm" fo:padding-left="0.254cm" fo:padding-right="0.254cm" fo:wrap-option="wrap"/>
    </style:style>
    <style:style style:name="gr24" style:family="graphic" style:parent-style-name="standard" style:list-style-name="L5">
      <style:graphic-properties draw:stroke="solid" svg:stroke-width="0.053cm" svg:stroke-color="#cc0000" draw:stroke-linejoin="round" draw:fill="solid" draw:fill-color="#b4b4b4" draw:textarea-vertical-align="middle" draw:auto-grow-height="false" draw:fit-to-size="shrink-to-fit" fo:padding-top="0.254cm" fo:padding-bottom="0.254cm" fo:padding-left="0.254cm" fo:padding-right="0.254cm" fo:wrap-option="wrap"/>
    </style:style>
    <style:style style:name="gr25" style:family="graphic" style:parent-style-name="standard" style:list-style-name="L5">
      <style:graphic-properties draw:stroke="solid" svg:stroke-width="0.053cm" svg:stroke-color="#cc0000" draw:stroke-linejoin="round" draw:fill="solid" draw:fill-color="#b4b4b4" draw:textarea-vertical-align="middle" draw:auto-grow-height="false" draw:fit-to-size="shrink-to-fit" fo:padding-top="0.254cm" fo:padding-bottom="0.254cm" fo:padding-left="0.254cm" fo:padding-right="0.254cm" fo:wrap-option="wrap"/>
    </style:style>
    <style:style style:name="gr26" style:family="graphic" style:parent-style-name="standard" style:list-style-name="L5">
      <style:graphic-properties draw:stroke="solid" svg:stroke-width="0.053cm" svg:stroke-color="#cc0000" draw:stroke-linejoin="round" draw:fill="solid" draw:fill-color="#b4b4b4" draw:textarea-vertical-align="middle" draw:auto-grow-height="false" draw:fit-to-size="shrink-to-fit" fo:padding-top="0.254cm" fo:padding-bottom="0.254cm" fo:padding-left="0.254cm" fo:padding-right="0.254cm" fo:wrap-option="wrap"/>
    </style:style>
    <style:style style:name="gr27" style:family="graphic" style:parent-style-name="standard" style:list-style-name="L5">
      <style:graphic-properties draw:stroke="solid" svg:stroke-width="0.053cm" svg:stroke-color="#cc0000" draw:stroke-linejoin="round" draw:fill="solid" draw:fill-color="#b4b4b4" draw:textarea-vertical-align="middle" draw:auto-grow-height="false" draw:fit-to-size="shrink-to-fit" fo:padding-top="0.254cm" fo:padding-bottom="0.254cm" fo:padding-left="0.254cm" fo:padding-right="0.254cm" fo:wrap-option="wrap"/>
    </style:style>
    <style:style style:name="gr28" style:family="graphic" style:parent-style-name="standard" style:list-style-name="L5">
      <style:graphic-properties draw:stroke="solid" svg:stroke-width="0.053cm" svg:stroke-color="#cc0000" draw:stroke-linejoin="round" draw:fill="solid" draw:fill-color="#b4b4b4" draw:textarea-vertical-align="middle" draw:auto-grow-height="false" draw:fit-to-size="shrink-to-fit" fo:padding-top="0.254cm" fo:padding-bottom="0.254cm" fo:padding-left="0.254cm" fo:padding-right="0.254cm" fo:wrap-option="wrap"/>
    </style:style>
    <style:style style:name="gr29" style:family="graphic" style:parent-style-name="standard" style:list-style-name="L5">
      <style:graphic-properties draw:stroke="solid" svg:stroke-width="0.053cm" svg:stroke-color="#cc0000" draw:stroke-linejoin="round" draw:fill="solid" draw:fill-color="#b4b4b4" draw:textarea-vertical-align="middle" draw:auto-grow-height="false" draw:fit-to-size="shrink-to-fit" fo:padding-top="0.254cm" fo:padding-bottom="0.254cm" fo:padding-left="0.254cm" fo:padding-right="0.254cm" fo:wrap-option="wrap"/>
    </style:style>
    <style:style style:name="gr30" style:family="graphic" style:parent-style-name="standard" style:list-style-name="L5">
      <style:graphic-properties draw:stroke="solid" svg:stroke-width="0.053cm" svg:stroke-color="#cc0000" draw:stroke-linejoin="round" draw:fill="solid" draw:fill-color="#b4b4b4" draw:textarea-vertical-align="middle" draw:auto-grow-height="false" draw:fit-to-size="shrink-to-fit" fo:padding-top="0.254cm" fo:padding-bottom="0.254cm" fo:padding-left="0.254cm" fo:padding-right="0.254cm" fo:wrap-option="wrap"/>
    </style:style>
    <style:style style:name="gr31" style:family="graphic" style:parent-style-name="standard" style:list-style-name="L5">
      <style:graphic-properties draw:stroke="solid" svg:stroke-width="0.053cm" svg:stroke-color="#cc0000" draw:stroke-linejoin="round" draw:fill="solid" draw:fill-color="#b4b4b4" draw:textarea-vertical-align="middle" draw:auto-grow-height="false" draw:fit-to-size="shrink-to-fit" fo:padding-top="0.254cm" fo:padding-bottom="0.254cm" fo:padding-left="0.254cm" fo:padding-right="0.254cm" fo:wrap-option="wrap"/>
    </style:style>
    <style:style style:name="gr32" style:family="graphic" style:parent-style-name="standard" style:list-style-name="L5">
      <style:graphic-properties draw:stroke="solid" svg:stroke-width="0.053cm" svg:stroke-color="#cc0000" draw:stroke-linejoin="round" draw:fill="solid" draw:fill-color="#b4b4b4" draw:textarea-vertical-align="middle" draw:auto-grow-height="false" draw:fit-to-size="shrink-to-fit" fo:padding-top="0.254cm" fo:padding-bottom="0.254cm" fo:padding-left="0.254cm" fo:padding-right="0.254cm" fo:wrap-option="wrap"/>
    </style:style>
    <style:style style:name="gr33" style:family="graphic" style:parent-style-name="standard" style:list-style-name="L5">
      <style:graphic-properties draw:stroke="solid" svg:stroke-width="0.053cm" svg:stroke-color="#cc0000" draw:stroke-linejoin="round" draw:fill="solid" draw:fill-color="#b4b4b4" draw:textarea-vertical-align="middle" draw:auto-grow-height="false" draw:fit-to-size="shrink-to-fit" fo:padding-top="0.254cm" fo:padding-bottom="0.254cm" fo:padding-left="0.254cm" fo:padding-right="0.254cm" fo:wrap-option="wrap"/>
    </style:style>
    <style:style style:name="gr34" style:family="graphic" style:parent-style-name="standard">
      <style:graphic-properties draw:stroke="solid" svg:stroke-width="0.053cm" svg:stroke-color="#cc0000" draw:marker-start="msArrowEnd_20_9" draw:marker-start-width="0.35cm" draw:marker-start-center="false" draw:marker-end="msArrowEnd_20_9" draw:marker-end-width="0.35cm" draw:marker-end-center="false" draw:stroke-linejoin="round" draw:fill="none" draw:textarea-vertical-align="top" draw:auto-grow-height="false" fo:padding-top="0.125cm" fo:padding-bottom="0.125cm" fo:padding-left="0.25cm" fo:padding-right="0.25cm" fo:wrap-option="wrap"/>
    </style:style>
    <style:style style:name="pr1" style:family="presentation" style:parent-style-name="blanko-vorlage-verkleinert-notes">
      <style:graphic-properties draw:fill-color="#ffffff" draw:auto-grow-height="true" fo:min-height="13.364cm"/>
    </style:style>
    <style:style style:name="pr2" style:family="presentation" style:parent-style-name="kein-hintergrund-title">
      <style:graphic-properties fo:min-height="3.506cm"/>
    </style:style>
    <style:style style:name="pr3" style:family="presentation" style:parent-style-name="kein-hintergrund-outline1">
      <style:graphic-properties fo:min-height="11.93cm"/>
    </style:style>
    <style:style style:name="pr4" style:family="presentation" style:parent-style-name="kein-hintergrund-notes">
      <style:graphic-properties draw:fill-color="#ffffff" fo:min-height="13.364cm"/>
    </style:style>
    <style:style style:name="pr5" style:family="presentation" style:parent-style-name="blanko-vorlage-verkleinert-ohneschrift27-title">
      <style:graphic-properties draw:auto-grow-height="true" fo:min-height="3.506cm"/>
    </style:style>
    <style:style style:name="pr6" style:family="presentation" style:parent-style-name="blanko-vorlage-verkleinert-ohneschrift27-notes">
      <style:graphic-properties draw:fill-color="#ffffff" draw:auto-grow-height="true" fo:min-height="13.364cm"/>
    </style:style>
    <style:style style:name="P1" style:family="paragraph">
      <style:paragraph-properties fo:text-align="end"/>
    </style:style>
    <style:style style:name="P2" style:family="paragraph">
      <loext:graphic-properties draw:fill="none" draw:fill-color="#ffffff"/>
      <style:paragraph-properties fo:text-align="end"/>
      <style:text-properties fo:color="#ffffff" style:font-name="Verdana3" fo:font-size="48pt" style:font-size-asian="48pt" style:font-size-complex="48pt"/>
    </style:style>
    <style:style style:name="P3" style:family="paragraph">
      <loext:graphic-properties draw:fill="none" draw:fill-color="#ffffff"/>
      <style:text-properties fo:color="#ffffff" style:font-name="Verdana3" fo:font-size="36pt" style:font-size-asian="36pt" style:font-size-complex="36pt"/>
    </style:style>
    <style:style style:name="P4" style:family="paragraph">
      <loext:graphic-properties draw:fill-color="#ffffff"/>
    </style:style>
    <style:style style:name="P5" style:family="paragraph">
      <style:paragraph-properties fo:margin-left="1.35cm" fo:margin-right="0cm" fo:text-indent="0cm"/>
    </style:style>
    <style:style style:name="P6" style:family="paragraph">
      <style:paragraph-properties fo:margin-left="1cm" fo:margin-right="0cm" fo:text-indent="0cm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paragraph-properties fo:margin-left="1.35cm" fo:margin-right="0cm" fo:line-height="150%" fo:text-indent="0cm"/>
    </style:style>
    <style:style style:name="P9" style:family="paragraph">
      <style:paragraph-properties fo:line-height="150%"/>
      <style:text-properties fo:font-weight="normal" style:font-weight-asian="normal" style:font-weight-complex="normal"/>
    </style:style>
    <style:style style:name="P10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11" style:family="paragraph">
      <loext:graphic-properties draw:fill="solid" draw:fill-color="#b4b4b4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font-size="22pt" style:font-size-asian="18pt" style:font-size-complex="18pt"/>
    </style:style>
    <style:style style:name="P12" style:family="paragraph">
      <loext:graphic-properties draw:fill="none"/>
      <style:paragraph-properties fo:text-align="start"/>
      <style:text-properties fo:font-size="22pt" style:font-size-asian="18pt" style:font-size-complex="18pt"/>
    </style:style>
    <style:style style:name="P13" style:family="paragraph">
      <loext:graphic-properties draw:fill="solid" draw:fill-color="#b4b4b4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font-size="22pt" fo:font-weight="bold" style:font-size-asian="18pt" style:font-size-complex="18pt"/>
    </style:style>
    <style:style style:name="P14" style:family="paragraph">
      <loext:graphic-properties draw:fill="solid" draw:fill-color="#cccccc"/>
      <style:paragraph-properties fo:text-align="start" style:font-independent-line-spacing="true"/>
      <style:text-properties fo:font-size="22pt" style:font-size-asian="18pt" style:font-size-complex="18pt"/>
    </style:style>
    <style:style style:name="P15" style:family="paragraph">
      <style:text-properties style:font-name="Verdana8" fo:font-size="44pt" fo:font-weight="bold" style:font-size-asian="44pt" style:font-weight-asian="bold" style:font-size-complex="44pt" style:font-weight-complex="bold"/>
    </style:style>
    <style:style style:name="T1" style:family="text">
      <style:text-properties fo:color="#ffffff" style:font-name="Verdana3" fo:font-size="48pt" style:font-size-asian="48pt" style:font-size-complex="48pt"/>
    </style:style>
    <style:style style:name="T2" style:family="text">
      <style:text-properties fo:color="#ffffff" style:font-name="Verdana3" fo:font-size="26pt" style:font-size-asian="26pt" style:font-size-complex="26pt"/>
    </style:style>
    <style:style style:name="T3" style:family="text">
      <style:text-properties fo:color="#ffffff" style:font-name="Verdana3" fo:font-size="12pt" style:font-size-asian="12pt" style:font-size-complex="12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color="#000000" style:text-line-through-style="none" style:text-line-through-type="none" style:text-position="0% 58%" style:font-name="Arial2" fo:font-size="22pt" fo:letter-spacing="normal" fo:font-style="normal" style:text-underline-style="none" fo:font-weight="normal" style:font-name-asian="Arial2" style:font-size-asian="18pt" style:font-style-asian="normal" style:font-weight-asian="normal" style:font-name-complex="Arial2" style:font-size-complex="18pt" style:font-style-complex="normal" style:font-weight-complex="normal"/>
    </style:style>
    <style:style style:name="T8" style:family="text">
      <style:text-properties fo:color="#000000" style:text-line-through-style="none" style:text-line-through-type="none" style:text-position="0% 58%" style:font-name="Arial2" fo:font-size="22pt" fo:letter-spacing="normal" fo:font-style="normal" style:text-underline-style="none" fo:font-weight="bold" style:font-name-asian="Arial2" style:font-size-asian="18pt" style:font-style-asian="normal" style:font-weight-asian="normal" style:font-name-complex="Arial2" style:font-size-complex="18pt" style:font-style-complex="normal" style:font-weight-complex="normal"/>
    </style:style>
    <style:style style:name="T9" style:family="text">
      <style:text-properties style:font-name="Verdana8" fo:font-size="44pt" fo:font-weight="bold" style:font-size-asian="44pt" style:font-weight-asian="bold" style:font-size-complex="4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201000000640000006497BB7DB1FEB843D7.png" xlink:type="simple" xlink:show="embed" xlink:actuate="onLoad">
        <style:list-level-properties text:space-before="-0.42cm" text:min-label-width="1.62cm" style:vertical-pos="middle" style:vertical-rel="line" fo:width="1.2cm" fo:height="1.2cm"/>
      </text:list-level-style-image>
      <text:list-level-style-image text:level="2" xlink:href="Pictures/10000201000000640000006497BB7DB1FEB843D7.png" xlink:type="simple" xlink:show="embed" xlink:actuate="onLoad">
        <style:list-level-properties text:space-before="1.212cm" text:min-label-width="1.188cm" style:vertical-pos="middle" style:vertical-rel="line" fo:width="1.2cm" fo:height="1.2cm"/>
      </text:list-level-style-image>
      <text:list-level-style-image text:level="3" xlink:href="Pictures/10000201000000640000006497BB7DB1FEB843D7.png" xlink:type="simple" xlink:show="embed" xlink:actuate="onLoad">
        <style:list-level-properties text:space-before="2.439cm" text:min-label-width="1.161cm" style:vertical-pos="middle" style:vertical-rel="line" fo:width="1.2cm" fo:height="1.2cm"/>
      </text:list-level-style-image>
      <text:list-level-style-image text:level="4" xlink:href="Pictures/10000201000000640000006497BB7DB1FEB843D7.png" xlink:type="simple" xlink:show="embed" xlink:actuate="onLoad">
        <style:list-level-properties text:space-before="3.531cm" text:min-label-width="1.269cm" style:vertical-pos="middle" style:vertical-rel="line" fo:width="1.2cm" fo:height="1.2cm"/>
      </text:list-level-style-image>
      <text:list-level-style-image text:level="5" xlink:href="Pictures/10000201000000640000006497BB7DB1FEB843D7.png" xlink:type="simple" xlink:show="embed" xlink:actuate="onLoad">
        <style:list-level-properties text:space-before="4.665cm" text:min-label-width="0.6cm" style:vertical-pos="middle" style:vertical-rel="line" fo:width="1.2cm" fo:height="1.2cm"/>
      </text:list-level-style-image>
      <text:list-level-style-image text:level="6" xlink:href="Pictures/10000201000000640000006497BB7DB1FEB843D7.png" xlink:type="simple" xlink:show="embed" xlink:actuate="onLoad">
        <style:list-level-properties text:space-before="6.237cm" text:min-label-width="0.621cm" style:vertical-pos="middle" style:vertical-rel="line" fo:width="1.2cm" fo:height="1.2cm"/>
      </text:list-level-style-image>
      <text:list-level-style-image text:level="7" xlink:href="Pictures/10000201000000640000006497BB7DB1FEB843D7.png" xlink:type="simple" xlink:show="embed" xlink:actuate="onLoad">
        <style:list-level-properties text:space-before="6.933cm" text:min-label-width="0.6cm" style:vertical-pos="middle" style:vertical-rel="line" fo:width="1.2cm" fo:height="1.2cm"/>
      </text:list-level-style-image>
      <text:list-level-style-image text:level="8" xlink:href="Pictures/10000201000000640000006497BB7DB1FEB843D7.png" xlink:type="simple" xlink:show="embed" xlink:actuate="onLoad">
        <style:list-level-properties text:space-before="9cm" text:min-label-width="0.6cm" style:vertical-pos="middle" style:vertical-rel="line" fo:width="1.2cm" fo:height="1.2cm"/>
      </text:list-level-style-image>
      <text:list-level-style-image text:level="9" xlink:href="Pictures/10000201000000640000006497BB7DB1FEB843D7.png" xlink:type="simple" xlink:show="embed" xlink:actuate="onLoad">
        <style:list-level-properties text:space-before="10.2cm" text:min-label-width="0.6cm" style:vertical-pos="middle" style:vertical-rel="line" fo:width="1.2cm" fo:height="1.2cm"/>
      </text:list-level-style-image>
      <text:list-level-style-image text:level="10" xlink:href="Pictures/10000201000000640000006497BB7DB1FEB843D7.png" xlink:type="simple" xlink:show="embed" xlink:actuate="onLoad">
        <style:list-level-properties text:space-before="11.4cm" text:min-label-width="0.6cm" style:vertical-pos="middle" style:vertical-rel="line" fo:width="1.2cm" fo:height="1.2cm"/>
      </text:list-level-style-image>
    </text:list-style>
    <text:list-style style:name="L4">
      <text:list-level-style-bullet text:level="1" text:bullet-char="●">
        <style:list-level-properties text:min-label-width="0.7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7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7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7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7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7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7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7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7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7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o-vorlage-verkleinert" presentation:presentation-page-layout-name="AL1T0">
        <office:forms form:automatic-focus="false" form:apply-design-mode="false"/>
        <draw:frame draw:style-name="gr1" draw:text-style-name="P2" draw:layer="layout" svg:width="21.8cm" svg:height="2.759cm" svg:x="6.6cm" svg:y="2.641cm">
          <draw:text-box>
            <text:p text:style-name="P1"><text:span text:style-name="T1">Micro Services</text:span></text:p>
          </draw:text-box>
        </draw:frame>
        <draw:frame draw:style-name="gr1" draw:text-style-name="P3" draw:layer="layout" svg:width="18.75cm" svg:height="2.759cm" svg:x="9.65cm" svg:y="5.442cm">
          <draw:text-box>
            <text:p text:style-name="P1"><text:span text:style-name="T2">Sebastian Mancke</text:span></text:p>
            <text:p text:style-name="P1"><text:span text:style-name="T3">Creative Commons BY-SA 3.0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kein-hintergrund" presentation:presentation-page-layout-name="AL2T1">
        <office:forms form:automatic-focus="false" form:apply-design-mode="false"/>
        <draw:frame presentation:style-name="pr2" draw:layer="layout" svg:width="26.729cm" svg:height="3.506cm" svg:x="1cm" svg:y="-0.51cm" presentation:class="title">
          <draw:text-box>
            <text:p>Avoid a Monolyth</text:p>
          </draw:text-box>
        </draw:frame>
        <draw:frame presentation:style-name="pr3" draw:layer="layout" svg:width="26.729cm" svg:height="15cm" svg:x="1.485cm" svg:y="4.6cm" presentation:class="outline" presentation:user-transformed="true">
          <draw:text-box>
            <text:list text:style-name="L3">
              <text:list-item>
                <text:p text:style-name="P5"><text:span text:style-name="T4">Monolyths arise from bad design,</text:span></text:p>
                <text:p text:style-name="P5"><text:span text:style-name="T4">independent of the technology!</text:span></text:p>
              </text:list-item>
            </text:list>
            <text:p text:style-name="P6"><text:span text:style-name="T4"/></text:p>
            <text:list text:style-name="L4">
              <text:list-item>
                <text:p text:style-name="P5">You can build a monolyth with every software framework.</text:p>
              </text:list-item>
              <text:list-item>
                <text:p text:style-name="P5">Even distributed systems with a lot of services can be monolythic.</text:p>
              </text:list-item>
              <text:list-item>
                <text:p text:style-name="P5">And even software with monolythic builds and deployments may have a good internal structure.</text:p>
                <text:p text:style-name="P5"/>
              </text:list-item>
            </text:list>
            <text:list text:style-name="L3">
              <text:list-item>
                <text:p text:style-name="P5"><text:span text:style-name="T4">So</text:span><text:span text:style-name="T5">, chosing a popular micro s</text:span><text:span text:style-name="T4">ervices framework is not enough!</text:span></text:p>
              </text:list-item>
            </text:list>
          </draw:text-box>
        </draw:frame>
        <presentation:notes draw:style-name="dp2">
          <draw:page-thumbnail draw:style-name="gr2" draw:layer="layout" svg:width="15.749cm" svg:height="11.136cm" svg:x="2.625cm" svg:y="2.257cm" draw:page-number="2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kein-hintergrund" presentation:presentation-page-layout-name="AL2T1">
        <office:forms form:automatic-focus="false" form:apply-design-mode="false"/>
        <draw:frame presentation:style-name="pr2" draw:layer="layout" svg:width="26.729cm" svg:height="3.506cm" svg:x="1cm" svg:y="-0.51cm" presentation:class="title">
          <draw:text-box>
            <text:p>Think Vertical!</text:p>
          </draw:text-box>
        </draw:frame>
        <draw:frame presentation:style-name="pr3" draw:text-style-name="P9" draw:layer="layout" svg:width="16.2cm" svg:height="13cm" svg:x="5cm" svg:y="6.3cm" presentation:class="outline" presentation:user-transformed="true">
          <draw:text-box>
            <text:list text:style-name="L3">
              <text:list-item>
                <text:p text:style-name="P8"><text:span text:style-name="T6">Split the application in functional modules</text:span></text:p>
                <text:p text:style-name="P8"><text:span text:style-name="T6"/></text:p>
              </text:list-item>
              <text:list-item>
                <text:p text:style-name="P8"><text:span text:style-name="T6">Maximal reduction of dependencies between different functional parts</text:span></text:p>
                <text:p text:style-name="P8"><text:span text:style-name="T6"/></text:p>
              </text:list-item>
              <text:list-item>
                <text:p text:style-name="P8"><text:span text:style-name="T6">Vertical teams (End-to-End)</text:span></text:p>
              </text:list-item>
            </text:list>
          </draw:text-box>
        </draw:frame>
        <presentation:notes draw:style-name="dp2">
          <draw:page-thumbnail draw:style-name="gr2" draw:layer="layout" svg:width="15.749cm" svg:height="11.136cm" svg:x="2.625cm" svg:y="2.257cm" draw:page-number="3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kein-hintergrund" presentation:presentation-page-layout-name="AL2T1">
        <office:forms form:automatic-focus="false" form:apply-design-mode="false"/>
        <draw:frame presentation:style-name="pr2" draw:layer="layout" svg:width="26.729cm" svg:height="3.506cm" svg:x="1cm" svg:y="-0.51cm" presentation:class="title">
          <draw:text-box>
            <text:p>Classical Approach</text:p>
          </draw:text-box>
        </draw:frame>
        <draw:custom-shape draw:name="Shape 302" draw:style-name="gr3" draw:text-style-name="P11" draw:layer="layout" svg:width="15.929cm" svg:height="1.876cm" svg:x="6.913cm" svg:y="5.859cm">
          <text:p text:style-name="P10"><text:span text:style-name="T7">GUI -Layer</text:span><text:span text:style-name="T7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03" draw:style-name="gr4" draw:text-style-name="P11" draw:layer="layout" svg:width="15.929cm" svg:height="1.876cm" svg:x="6.913cm" svg:y="10.517cm">
          <text:p text:style-name="P10"><text:span text:style-name="T7">Servic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04" draw:style-name="gr5" draw:text-style-name="P11" draw:layer="layout" svg:width="15.929cm" svg:height="1.876cm" svg:x="6.913cm" svg:y="14.782cm">
          <text:p text:style-name="P10"><text:span text:style-name="T7">Database/Persistan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05" draw:style-name="gr6" draw:text-style-name="P12" draw:layer="layout" svg:width="0.001cm" svg:height="2.779cm" svg:x="14.878cm" svg:y="7.73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306" draw:style-name="gr6" draw:text-style-name="P12" draw:layer="layout" svg:width="0.001cm" svg:height="2.386cm" svg:x="14.878cm" svg:y="12.395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style-name="gr2" draw:layer="layout" svg:width="15.749cm" svg:height="11.136cm" svg:x="2.625cm" svg:y="2.257cm" draw:page-number="4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kein-hintergrund" presentation:presentation-page-layout-name="AL2T1">
        <office:forms form:automatic-focus="false" form:apply-design-mode="false"/>
        <draw:frame presentation:style-name="pr2" draw:layer="layout" svg:width="26.729cm" svg:height="3.506cm" svg:x="1cm" svg:y="-0.51cm" presentation:class="title">
          <draw:text-box>
            <text:p>SOA Approach</text:p>
          </draw:text-box>
        </draw:frame>
        <draw:custom-shape draw:name="Shape 312" draw:style-name="gr7" draw:text-style-name="P11" draw:layer="layout" svg:width="13.436cm" svg:height="1.876cm" svg:x="8.309cm" svg:y="5.601cm">
          <text:p text:style-name="P10"><text:span text:style-name="T7">GUI -Layer</text:span><text:span text:style-name="T7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13" draw:style-name="gr8" draw:text-style-name="P11" draw:layer="layout" svg:width="5.306cm" svg:height="1.876cm" svg:x="6.913cm" svg:y="10.516cm">
          <text:p text:style-name="P10"><text:span text:style-name="T7">Business</text:span></text:p>
          <text:p text:style-name="P10"><text:span text:style-name="T7">Servi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14" draw:style-name="gr9" draw:text-style-name="P11" draw:layer="layout" svg:width="4.056cm" svg:height="1.249cm" svg:x="3.671cm" svg:y="17.432cm">
          <text:p text:style-name="P10"><text:span text:style-name="T7">D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15" draw:style-name="gr6" draw:text-style-name="P12" draw:layer="layout" svg:width="5.46cm" svg:height="3.036cm" svg:x="9.567cm" svg:y="7.479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316" draw:style-name="gr10" draw:text-style-name="P11" draw:layer="layout" svg:width="4.395cm" svg:height="1.876cm" svg:x="12.829cm" svg:y="10.516cm">
          <text:p text:style-name="P10"><text:span text:style-name="T7">Business Servi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17" draw:style-name="gr11" draw:text-style-name="P11" draw:layer="layout" svg:width="4.395cm" svg:height="1.876cm" svg:x="18.446cm" svg:y="10.516cm">
          <text:p text:style-name="P10"><text:span text:style-name="T7">Business</text:span></text:p>
          <text:p text:style-name="P10"><text:span text:style-name="T7">Servi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18" draw:style-name="gr6" draw:text-style-name="P12" draw:layer="layout" svg:width="0.001cm" svg:height="3.036cm" svg:x="15.028cm" svg:y="7.47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319" draw:style-name="gr6" draw:text-style-name="P12" draw:layer="layout" svg:width="5.616cm" svg:height="3.036cm" svg:x="15.027cm" svg:y="7.47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320" draw:style-name="gr12" draw:text-style-name="P13" draw:layer="layout" svg:width="4.056cm" svg:height="1.458cm" svg:x="3.671cm" svg:y="15.431cm">
          <text:p text:style-name="P10"><text:span text:style-name="T8">Persistence Servi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21" draw:style-name="gr13" draw:text-style-name="P11" draw:layer="layout" svg:width="4.056cm" svg:height="1.249cm" svg:x="8.241cm" svg:y="17.432cm">
          <text:p text:style-name="P10"><text:span text:style-name="T7">D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22" draw:style-name="gr14" draw:text-style-name="P13" draw:layer="layout" svg:width="4.056cm" svg:height="1.458cm" svg:x="8.241cm" svg:y="15.431cm">
          <text:p text:style-name="P10"><text:span text:style-name="T8">Persistence Servi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23" draw:style-name="gr15" draw:text-style-name="P11" draw:layer="layout" svg:width="4.056cm" svg:height="1.249cm" svg:x="12.812cm" svg:y="17.432cm">
          <text:p text:style-name="P10"><text:span text:style-name="T7">D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24" draw:style-name="gr16" draw:text-style-name="P13" draw:layer="layout" svg:width="4.056cm" svg:height="1.458cm" svg:x="12.812cm" svg:y="15.431cm">
          <text:p text:style-name="P10"><text:span text:style-name="T8">Persistence Servi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25" draw:style-name="gr17" draw:text-style-name="P11" draw:layer="layout" svg:width="4.056cm" svg:height="1.249cm" svg:x="17.381cm" svg:y="17.432cm">
          <text:p text:style-name="P10"><text:span text:style-name="T7">D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26" draw:style-name="gr18" draw:text-style-name="P13" draw:layer="layout" svg:width="4.056cm" svg:height="1.458cm" svg:x="17.381cm" svg:y="15.431cm">
          <text:p text:style-name="P10"><text:span text:style-name="T8">Persistence Servi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27" draw:style-name="gr19" draw:text-style-name="P11" draw:layer="layout" svg:width="4.056cm" svg:height="1.249cm" svg:x="21.994cm" svg:y="17.432cm">
          <text:p text:style-name="P10"><text:span text:style-name="T7">D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28" draw:style-name="gr20" draw:text-style-name="P13" draw:layer="layout" svg:width="4.056cm" svg:height="1.458cm" svg:x="21.994cm" svg:y="15.431cm">
          <text:p text:style-name="P10"><text:span text:style-name="T8">Persistence Servi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29" draw:style-name="gr6" draw:text-style-name="P12" draw:layer="layout" svg:width="3.865cm" svg:height="3.036cm" svg:x="5.689cm" svg:y="12.394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330" draw:style-name="gr6" draw:text-style-name="P12" draw:layer="layout" svg:width="5.272cm" svg:height="3.036cm" svg:x="9.567cm" svg:y="12.39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331" draw:style-name="gr6" draw:text-style-name="P12" draw:layer="layout" svg:width="0.702cm" svg:height="3.036cm" svg:x="9.566cm" svg:y="12.39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332" draw:style-name="gr6" draw:text-style-name="P12" draw:layer="layout" svg:width="4.756cm" svg:height="3.036cm" svg:x="10.27cm" svg:y="12.394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333" draw:style-name="gr6" draw:text-style-name="P12" draw:layer="layout" svg:width="4.317cm" svg:height="2.978cm" svg:x="15.092cm" svg:y="12.4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334" draw:style-name="gr6" draw:text-style-name="P12" draw:layer="layout" svg:width="3.376cm" svg:height="3.036cm" svg:x="20.645cm" svg:y="12.39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335" draw:style-name="gr6" draw:text-style-name="P12" draw:layer="layout" svg:width="15.272cm" svg:height="2.891cm" svg:x="5.699cm" svg:y="12.537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336" draw:style-name="gr6" draw:text-style-name="P12" draw:layer="layout" svg:width="6.482cm" svg:height="2.706cm" svg:x="14.49cm" svg:y="12.669cm">
          <text:p/>
          <draw:enhanced-geometry draw:mirror-horizontal="true" draw:mirror-vertical="false" svg:viewBox="0 0 21600 21600" draw:type="mso-spt32" draw:enhanced-path="M 0 0 L 21600 21600 N"/>
        </draw:custom-shape>
        <presentation:notes draw:style-name="dp2">
          <draw:page-thumbnail draw:style-name="gr2" draw:layer="layout" svg:width="15.749cm" svg:height="11.136cm" svg:x="2.625cm" svg:y="2.257cm" draw:page-number="5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kein-hintergrund" presentation:presentation-page-layout-name="AL2T1">
        <office:forms form:automatic-focus="false" form:apply-design-mode="false"/>
        <draw:frame presentation:style-name="pr2" draw:layer="layout" svg:width="26.729cm" svg:height="3.506cm" svg:x="1cm" svg:y="-0.51cm" presentation:class="title">
          <draw:text-box>
            <text:p>The Micro Services Way...</text:p>
          </draw:text-box>
        </draw:frame>
        <draw:custom-shape draw:name="Shape 341" draw:style-name="gr21" draw:text-style-name="P14" draw:layer="layout" svg:width="16.717cm" svg:height="2.78cm" svg:x="5.753cm" svg:y="5.394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343" draw:style-name="gr22" draw:text-style-name="P11" draw:layer="layout" svg:width="2.667cm" svg:height="1.876cm" svg:x="6.418cm" svg:y="5.859cm">
          <text:p text:style-name="P10"><text:span text:style-name="T7">GU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44" draw:style-name="gr23" draw:text-style-name="P11" draw:layer="layout" svg:width="2.667cm" svg:height="1.876cm" svg:x="6.418cm" svg:y="10.517cm">
          <text:p text:style-name="P10"><text:span text:style-name="T7">Servi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45" draw:style-name="gr24" draw:text-style-name="P11" draw:layer="layout" svg:width="2.667cm" svg:height="1.876cm" svg:x="6.418cm" svg:y="14.782cm">
          <text:p text:style-name="P10"><text:span text:style-name="T7">D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46" draw:style-name="gr6" draw:text-style-name="P12" draw:layer="layout" svg:width="0.001cm" svg:height="2.779cm" svg:x="7.751cm" svg:y="7.73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347" draw:style-name="gr6" draw:text-style-name="P12" draw:layer="layout" svg:width="0.001cm" svg:height="2.386cm" svg:x="7.751cm" svg:y="12.39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348" draw:style-name="gr25" draw:text-style-name="P11" draw:layer="layout" svg:width="2.667cm" svg:height="1.876cm" svg:x="10.625cm" svg:y="5.859cm">
          <text:p text:style-name="P10"><text:span text:style-name="T7">GU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49" draw:style-name="gr26" draw:text-style-name="P11" draw:layer="layout" svg:width="2.667cm" svg:height="1.876cm" svg:x="10.625cm" svg:y="10.517cm">
          <text:p text:style-name="P10"><text:span text:style-name="T7">Servi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50" draw:style-name="gr27" draw:text-style-name="P11" draw:layer="layout" svg:width="2.667cm" svg:height="1.876cm" svg:x="10.625cm" svg:y="14.782cm">
          <text:p text:style-name="P10"><text:span text:style-name="T7">D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51" draw:style-name="gr6" draw:text-style-name="P12" draw:layer="layout" svg:width="0.001cm" svg:height="2.779cm" svg:x="11.959cm" svg:y="7.73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352" draw:style-name="gr6" draw:text-style-name="P12" draw:layer="layout" svg:width="0.001cm" svg:height="2.386cm" svg:x="11.959cm" svg:y="12.39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353" draw:style-name="gr28" draw:text-style-name="P11" draw:layer="layout" svg:width="2.667cm" svg:height="1.876cm" svg:x="14.832cm" svg:y="5.859cm">
          <text:p text:style-name="P10"><text:span text:style-name="T7">GU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54" draw:style-name="gr29" draw:text-style-name="P11" draw:layer="layout" svg:width="2.667cm" svg:height="1.876cm" svg:x="14.832cm" svg:y="10.517cm">
          <text:p text:style-name="P10"><text:span text:style-name="T7">Servi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55" draw:style-name="gr30" draw:text-style-name="P11" draw:layer="layout" svg:width="2.667cm" svg:height="1.876cm" svg:x="14.832cm" svg:y="14.782cm">
          <text:p text:style-name="P10"><text:span text:style-name="T7">D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56" draw:style-name="gr6" draw:text-style-name="P12" draw:layer="layout" svg:width="0.001cm" svg:height="2.779cm" svg:x="16.166cm" svg:y="7.73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357" draw:style-name="gr6" draw:text-style-name="P12" draw:layer="layout" svg:width="0.001cm" svg:height="2.386cm" svg:x="16.166cm" svg:y="12.39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358" draw:style-name="gr31" draw:text-style-name="P11" draw:layer="layout" svg:width="2.667cm" svg:height="1.876cm" svg:x="18.793cm" svg:y="5.859cm">
          <text:p text:style-name="P10"><text:span text:style-name="T7">GU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59" draw:style-name="gr32" draw:text-style-name="P11" draw:layer="layout" svg:width="2.667cm" svg:height="1.876cm" svg:x="18.793cm" svg:y="10.517cm">
          <text:p text:style-name="P10"><text:span text:style-name="T7">Servi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60" draw:style-name="gr33" draw:text-style-name="P11" draw:layer="layout" svg:width="2.667cm" svg:height="1.876cm" svg:x="18.793cm" svg:y="14.782cm">
          <text:p text:style-name="P10"><text:span text:style-name="T7">D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61" draw:style-name="gr6" draw:text-style-name="P12" draw:layer="layout" svg:width="0.001cm" svg:height="2.779cm" svg:x="20.127cm" svg:y="7.73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362" draw:style-name="gr6" draw:text-style-name="P12" draw:layer="layout" svg:width="0.001cm" svg:height="2.386cm" svg:x="20.127cm" svg:y="12.39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363" draw:style-name="gr34" draw:text-style-name="P12" draw:layer="layout" svg:width="1.538cm" svg:height="0.001cm" svg:x="9.085cm" svg:y="11.456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style-name="gr2" draw:layer="layout" svg:width="15.749cm" svg:height="11.136cm" svg:x="2.625cm" svg:y="2.257cm" draw:page-number="6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anko-vorlage-verkleinert-ohneschrift27" presentation:presentation-page-layout-name="AL3T3">
        <office:forms form:automatic-focus="false" form:apply-design-mode="false"/>
        <draw:frame presentation:style-name="pr5" draw:text-style-name="P15" draw:layer="layout" svg:width="26.729cm" svg:height="3.506cm" svg:x="1.8cm" svg:y="13.8cm" presentation:class="title" presentation:user-transformed="true">
          <draw:text-box>
            <text:p><text:span text:style-name="T9">Thank You!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5.749cm" svg:height="11.136cm" svg:x="2.625cm" svg:y="2.257cm" draw:page-number="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Arial4" svg:font-family="Arial" style:font-adornments="Standard"/>
    <style:font-face style:name="Verdana6" svg:font-family="Verdana"/>
    <style:font-face style:name="Verdana7" svg:font-family="Verdana" style:font-adornments="Standard"/>
    <style:font-face style:name="Arial1" svg:font-family="Arial" style:font-pitch="variable"/>
    <style:font-face style:name="Arial3" svg:font-family="Arial" style:font-adornments="Standard" style:font-pitch="variable"/>
    <style:font-face style:name="Segoe UI1" svg:font-family="'Segoe UI'" style:font-pitch="variable"/>
    <style:font-face style:name="Tahoma1" svg:font-family="Tahoma" style:font-pitch="variable"/>
    <style:font-face style:name="Verdana5" svg:font-family="Verdana" style:font-pitch="variable"/>
    <style:font-face style:name="Verdana4" svg:font-family="Verdana" style:font-adornments="Standard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Verdana1" svg:font-family="Verdana" style:font-adornments="Standard" style:font-family-generic="roman" style:font-pitch="variable"/>
    <style:font-face style:name="Times New Roman1" svg:font-family="'Times New Roman'" style:font-family-generic="swiss" style:font-pitch="variable"/>
    <style:font-face style:name="Verdana3" svg:font-family="Verdana" style:font-family-generic="swiss" style:font-pitch="variable"/>
    <style:font-face style:name="Verdana8" svg:font-family="Verdana" style:font-adornments="Fett" style:font-family-generic="swiss" style:font-pitch="variable"/>
    <style:font-face style:name="Verdana2" svg:font-family="Verdana" style:font-adornments="Standard" style:font-family-generic="swiss" style:font-pitch="variable"/>
    <style:font-face style:name="Arial5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3465af" draw:end-color="#ffffff" draw:start-intensity="100%" draw:end-intensity="100%" draw:angle="0" draw:border="0%"/>
    <draw:hatch draw:name="Hatching_20_46" draw:display-name="Hatching 46" draw:style="single" draw:color="#3465af" draw:distance="0.02cm" draw:rotation="0"/>
    <draw:fill-image draw:name="Bitmape_20_1" draw:display-name="Bitmape 1" xlink:href="Pictures/100000000000002000000020B2FF2A327EABC87D.png" xlink:type="simple" xlink:show="embed" xlink:actuate="onLoad"/>
    <draw:marker draw:name="Arrow" svg:viewBox="0 0 20 30" svg:d="M10 0l-10 30h20z"/>
    <draw:marker draw:name="msArrowEnd_20_9" draw:display-name="msArrowEnd 9" svg:viewBox="0 0 500 500" svg:d="M250 0l250 500h-50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Verdana2" fo:font-family="Verdana" style:font-style-name="Standard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stroke-dash="Dashed_20__28_var_29__20_1" draw:fill="none"/>
    </style:style>
    <style:style style:name="textbody" style:family="graphic" style:parent-style-name="standard">
      <style:graphic-properties draw:stroke="none" draw:stroke-dash="Dashed_20__28_var_29__20_1" draw:fill="none" draw:fill-gradient-name="Gradient_20_7" draw:fill-hatch-name="Hatching_20_46" draw:fill-image-name="Bitmape_20_1"/>
      <style:text-properties fo:font-size="16pt"/>
    </style:style>
    <style:style style:name="textbodyjustfied" style:family="graphic" style:parent-style-name="standard">
      <style:graphic-properties draw:stroke="none" draw:stroke-dash="Dashed_20__28_var_29__20_1" draw:fill="none" draw:fill-gradient-name="Gradient_20_7" draw:fill-hatch-name="Hatching_20_46" draw:fill-image-name="Bitmape_20_1"/>
      <style:paragraph-properties fo:text-align="justify"/>
    </style:style>
    <style:style style:name="textbodyindent" style:family="graphic" style:parent-style-name="standard">
      <style:graphic-properties draw:stroke="none" draw:stroke-dash="Dashed_20__28_var_29__20_1" draw:fill="none" draw:fill-gradient-name="Gradient_20_7" draw:fill-hatch-name="Hatching_20_46" draw:fill-image-name="Bitmape_20_1"/>
      <style:paragraph-properties fo:margin-left="0cm" fo:margin-right="0cm" fo:text-indent="0.6cm"/>
    </style:style>
    <style:style style:name="title" style:family="graphic" style:parent-style-name="standard">
      <style:graphic-properties draw:stroke="none" draw:stroke-dash="Dashed_20__28_var_29__20_1" draw:fill="none" draw:fill-gradient-name="Gradient_20_7" draw:fill-hatch-name="Hatching_20_46" draw:fill-image-name="Bitmape_20_1"/>
      <style:text-properties fo:font-size="44pt"/>
    </style:style>
    <style:style style:name="title1" style:family="graphic" style:parent-style-name="standard">
      <style:graphic-properties draw:stroke="none" draw:stroke-dash="Dashed_20__28_var_29__20_1" draw:fill="solid" draw:fill-color="#008080" draw:fill-gradient-name="Gradient_20_7" draw:fill-hatch-name="Hatching_20_46" draw:fill-image-name="Bitmape_20_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draw:stroke-dash="Dashed_20__28_var_29__20_1" svg:stroke-width="0.05cm" draw:fill-color="#ffcc99" draw:fill-gradient-name="Gradient_20_7" draw:fill-hatch-name="Hatching_20_46" draw:fill-image-name="Bitmape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stroke-dash="Dashed_20__28_var_29__20_1" draw:fill="none" draw:fill-gradient-name="Gradient_20_7" draw:fill-hatch-name="Hatching_20_46" draw:fill-image-name="Bitmape_20_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stroke-dash="Dashed_20__28_var_29__20_1" draw:fill="none" draw:fill-gradient-name="Gradient_20_7" draw:fill-hatch-name="Hatching_20_46" draw:fill-image-name="Bitmape_20_1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stroke-dash="Dashed_20__28_var_29__20_1" draw:fill="none" draw:fill-gradient-name="Gradient_20_7" draw:fill-hatch-name="Hatching_20_46" draw:fill-image-name="Bitmape_20_1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blanko-vorlage-verkleinert-background" style:family="presentation">
      <style:graphic-properties draw:stroke="none" draw:fill="none"/>
      <style:text-properties style:letter-kerning="true"/>
    </style:style>
    <style:style style:name="blanko-vorlage-verkleiner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o-vorlage-verkleiner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o-vorlage-verkleinert-outline1" style:family="presentation">
      <style:graphic-properties draw:stroke="none" draw:fill="none" draw:auto-grow-height="false" draw:fit-to-size="shrink-to-fit">
        <text:list-style style:name="blanko-vorlage-verkleinert-outline1">
          <text:list-level-style-image text:level="1" xlink:href="Pictures/10000201000000640000006497BB7DB1FEB843D7.png" xlink:type="simple" xlink:show="embed" xlink:actuate="onLoad">
            <style:list-level-properties text:space-before="0.3cm" text:min-label-width="0.9cm" style:vertical-pos="middle" style:vertical-rel="line" fo:width="1.45cm" fo:height="1.45cm"/>
          </text:list-level-style-image>
          <text:list-level-style-image text:level="2" xlink:href="Pictures/10000201000000640000006497BB7DB1FEB843D7.png" xlink:type="simple" xlink:show="embed" xlink:actuate="onLoad">
            <style:list-level-properties text:space-before="1.5cm" text:min-label-width="0.9cm" style:vertical-pos="middle" style:vertical-rel="line" fo:width="1.45cm" fo:height="1.45cm"/>
          </text:list-level-style-image>
          <text:list-level-style-image text:level="3" xlink:href="Pictures/10000201000000640000006497BB7DB1FEB843D7.png" xlink:type="simple" xlink:show="embed" xlink:actuate="onLoad">
            <style:list-level-properties text:space-before="2.8cm" text:min-label-width="0.8cm" style:vertical-pos="middle" style:vertical-rel="line" fo:width="1.45cm" fo:height="1.45cm"/>
          </text:list-level-style-image>
          <text:list-level-style-image text:level="4" xlink:href="Pictures/10000201000000640000006497BB7DB1FEB843D7.png" xlink:type="simple" xlink:show="embed" xlink:actuate="onLoad">
            <style:list-level-properties text:space-before="4.2cm" text:min-label-width="0.6cm" style:vertical-pos="middle" style:vertical-rel="line" fo:width="1.45cm" fo:height="1.45cm"/>
          </text:list-level-style-image>
          <text:list-level-style-image text:level="5" xlink:href="Pictures/10000201000000640000006497BB7DB1FEB843D7.png" xlink:type="simple" xlink:show="embed" xlink:actuate="onLoad">
            <style:list-level-properties text:space-before="5.4cm" text:min-label-width="0.6cm" style:vertical-pos="middle" style:vertical-rel="line" fo:width="1.45cm" fo:height="1.45cm"/>
          </text:list-level-style-image>
          <text:list-level-style-image text:level="6" xlink:href="Pictures/10000201000000640000006497BB7DB1FEB843D7.png" xlink:type="simple" xlink:show="embed" xlink:actuate="onLoad">
            <style:list-level-properties text:space-before="6.6cm" text:min-label-width="0.6cm" style:vertical-pos="middle" style:vertical-rel="line" fo:width="1.45cm" fo:height="1.45cm"/>
          </text:list-level-style-image>
          <text:list-level-style-image text:level="7" xlink:href="Pictures/10000201000000640000006497BB7DB1FEB843D7.png" xlink:type="simple" xlink:show="embed" xlink:actuate="onLoad">
            <style:list-level-properties text:space-before="7.8cm" text:min-label-width="0.6cm" style:vertical-pos="middle" style:vertical-rel="line" fo:width="1.45cm" fo:height="1.45cm"/>
          </text:list-level-style-image>
          <text:list-level-style-image text:level="8" xlink:href="Pictures/10000201000000640000006497BB7DB1FEB843D7.png" xlink:type="simple" xlink:show="embed" xlink:actuate="onLoad">
            <style:list-level-properties text:space-before="9cm" text:min-label-width="0.6cm" style:vertical-pos="middle" style:vertical-rel="line" fo:width="1.45cm" fo:height="1.45cm"/>
          </text:list-level-style-image>
          <text:list-level-style-image text:level="9" xlink:href="Pictures/10000201000000640000006497BB7DB1FEB843D7.png" xlink:type="simple" xlink:show="embed" xlink:actuate="onLoad">
            <style:list-level-properties text:space-before="10.2cm" text:min-label-width="0.6cm" style:vertical-pos="middle" style:vertical-rel="line" fo:width="1.45cm" fo:height="1.45cm"/>
          </text:list-level-style-image>
          <text:list-level-style-image text:level="10" xlink:href="Pictures/10000201000000640000006497BB7DB1FEB843D7.png" xlink:type="simple" xlink:show="embed" xlink:actuate="onLoad">
            <style:list-level-properties text:space-before="11.4cm" text:min-label-width="0.6cm" style:vertical-pos="middle" style:vertical-rel="line" fo:width="1.45cm" fo:height="1.45cm"/>
          </text:list-level-style-image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Verdana3" fo:font-family="Verdana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blanko-vorlage-verkleinert-outline2" style:family="presentation" style:parent-style-name="blanko-vorlage-verkleinert-outline1">
      <style:paragraph-properties fo:margin-left="0cm" fo:margin-right="0cm" fo:margin-top="0cm" fo:margin-bottom="0.4cm" fo:text-indent="0cm"/>
      <style:text-properties style:font-name="Verdana3" fo:font-family="Verdana" style:font-family-generic="swiss" style:font-pitch="variable" fo:font-size="22pt" style:font-size-asian="22pt" style:font-size-complex="22pt"/>
    </style:style>
    <style:style style:name="blanko-vorlage-verkleinert-outline3" style:family="presentation" style:parent-style-name="blanko-vorlage-verkleinert-outline2">
      <style:paragraph-properties fo:margin-left="0cm" fo:margin-right="0cm" fo:margin-top="0cm" fo:margin-bottom="0.3cm" fo:text-indent="0cm"/>
      <style:text-properties style:font-name="Verdana3" fo:font-family="Verdana" style:font-family-generic="swiss" style:font-pitch="variable" fo:font-size="22pt" style:font-size-asian="22pt" style:font-size-complex="22pt"/>
    </style:style>
    <style:style style:name="blanko-vorlage-verkleinert-outline4" style:family="presentation" style:parent-style-name="blanko-vorlage-verkleinert-outline3">
      <style:paragraph-properties fo:margin-left="0cm" fo:margin-right="0cm" fo:margin-top="0cm" fo:margin-bottom="0.2cm" fo:text-indent="0cm"/>
      <style:text-properties style:font-name="Verdana3" fo:font-family="Verdana" style:font-family-generic="swiss" style:font-pitch="variable" fo:font-size="22pt" style:font-size-asian="22pt" style:font-size-complex="22pt"/>
    </style:style>
    <style:style style:name="blanko-vorlage-verkleinert-outline5" style:family="presentation" style:parent-style-name="blanko-vorlage-verkleinert-outline4">
      <style:paragraph-properties fo:margin-left="0cm" fo:margin-right="0cm" fo:margin-top="0cm" fo:margin-bottom="0.1cm" fo:text-indent="0cm"/>
      <style:text-properties style:font-name="Verdana3" fo:font-family="Verdana" style:font-family-generic="swiss" style:font-pitch="variable" fo:font-size="22pt" style:font-size-asian="22pt" style:font-size-complex="22pt"/>
    </style:style>
    <style:style style:name="blanko-vorlage-verkleinert-outline6" style:family="presentation" style:parent-style-name="blanko-vorlage-verkleinert-outline5">
      <style:paragraph-properties fo:margin-left="0cm" fo:margin-right="0cm" fo:margin-top="0cm" fo:margin-bottom="0.1cm" fo:text-indent="0cm"/>
      <style:text-properties style:font-name="Verdana3" fo:font-family="Verdana" style:font-family-generic="swiss" style:font-pitch="variable" fo:font-size="22pt" style:font-size-asian="22pt" style:font-size-complex="22pt"/>
    </style:style>
    <style:style style:name="blanko-vorlage-verkleinert-outline7" style:family="presentation" style:parent-style-name="blanko-vorlage-verkleinert-outline6">
      <style:paragraph-properties fo:margin-left="0cm" fo:margin-right="0cm" fo:margin-top="0cm" fo:margin-bottom="0.1cm" fo:text-indent="0cm"/>
      <style:text-properties style:font-name="Verdana3" fo:font-family="Verdana" style:font-family-generic="swiss" style:font-pitch="variable" fo:font-size="22pt" style:font-size-asian="22pt" style:font-size-complex="22pt"/>
    </style:style>
    <style:style style:name="blanko-vorlage-verkleinert-outline8" style:family="presentation" style:parent-style-name="blanko-vorlage-verkleiner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nko-vorlage-verkleinert-outline9" style:family="presentation" style:parent-style-name="blanko-vorlage-verkleiner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nko-vorlage-verkleinert-subtitle" style:family="presentation">
      <style:graphic-properties draw:stroke="none" draw:fill="none" draw:textarea-vertical-align="middle">
        <text:list-style style:name="blanko-vorlage-verkleiner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o-vorlage-verkleinert-title" style:family="presentation">
      <style:graphic-properties draw:stroke="none" draw:fill="none" draw:textarea-vertical-align="middle">
        <text:list-style style:name="blanko-vorlage-verkleiner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Verdana3" fo:font-family="Verdana" style:font-family-generic="swiss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rennfolie-background" style:family="presentation">
      <style:graphic-properties draw:stroke="none" draw:fill="none"/>
      <style:text-properties style:letter-kerning="true"/>
    </style:style>
    <style:style style:name="Trenn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ennfoli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Verdana2" fo:font-family="Verdana" style:font-style-name="Standard" style:font-family-generic="swiss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ennfolie-outline1" style:family="presentation">
      <style:graphic-properties draw:stroke="none" draw:fill="none" draw:auto-grow-height="false" draw:fit-to-size="shrink-to-fit">
        <text:list-style style:name="Trenn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Verdana2" fo:font-family="Verdana" style:font-style-name="Standard" style:font-family-generic="swiss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ennfolie-outline2" style:family="presentation" style:parent-style-name="Trennfolie-outline1">
      <style:paragraph-properties fo:margin-top="0cm" fo:margin-bottom="0.4cm"/>
      <style:text-properties fo:font-size="28pt" style:font-size-asian="28pt" style:font-size-complex="28pt"/>
    </style:style>
    <style:style style:name="Trennfolie-outline3" style:family="presentation" style:parent-style-name="Trennfolie-outline2">
      <style:paragraph-properties fo:margin-top="0cm" fo:margin-bottom="0.3cm"/>
      <style:text-properties fo:font-size="24pt" style:font-size-asian="24pt" style:font-size-complex="24pt"/>
    </style:style>
    <style:style style:name="Trennfolie-outline4" style:family="presentation" style:parent-style-name="Trennfolie-outline3">
      <style:paragraph-properties fo:margin-top="0cm" fo:margin-bottom="0.2cm"/>
      <style:text-properties fo:font-size="20pt" style:font-size-asian="20pt" style:font-size-complex="20pt"/>
    </style:style>
    <style:style style:name="Trennfolie-outline5" style:family="presentation" style:parent-style-name="Trennfolie-outline4">
      <style:paragraph-properties fo:margin-top="0cm" fo:margin-bottom="0.1cm"/>
      <style:text-properties fo:font-size="20pt" style:font-size-asian="20pt" style:font-size-complex="20pt"/>
    </style:style>
    <style:style style:name="Trennfolie-outline6" style:family="presentation" style:parent-style-name="Trennfolie-outline5">
      <style:paragraph-properties fo:margin-top="0cm" fo:margin-bottom="0.1cm"/>
      <style:text-properties fo:font-size="20pt" style:font-size-asian="20pt" style:font-size-complex="20pt"/>
    </style:style>
    <style:style style:name="Trennfolie-outline7" style:family="presentation" style:parent-style-name="Trennfolie-outline6">
      <style:paragraph-properties fo:margin-top="0cm" fo:margin-bottom="0.1cm"/>
      <style:text-properties fo:font-size="20pt" style:font-size-asian="20pt" style:font-size-complex="20pt"/>
    </style:style>
    <style:style style:name="Trennfolie-outline8" style:family="presentation" style:parent-style-name="Trennfolie-outline7">
      <style:paragraph-properties fo:margin-top="0cm" fo:margin-bottom="0.1cm"/>
      <style:text-properties fo:font-size="20pt" style:font-size-asian="20pt" style:font-size-complex="20pt"/>
    </style:style>
    <style:style style:name="Trennfolie-outline9" style:family="presentation" style:parent-style-name="Trennfolie-outline8">
      <style:paragraph-properties fo:margin-top="0cm" fo:margin-bottom="0.1cm"/>
      <style:text-properties fo:font-size="20pt" style:font-size-asian="20pt" style:font-size-complex="20pt"/>
    </style:style>
    <style:style style:name="Trennfolie-subtitle" style:family="presentation">
      <style:graphic-properties draw:stroke="none" draw:fill="none" draw:textarea-vertical-align="middle">
        <text:list-style style:name="Trennfol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Verdana2" fo:font-family="Verdana" style:font-style-name="Standard" style:font-family-generic="swiss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ennfolie-title" style:family="presentation">
      <style:graphic-properties draw:stroke="none" draw:fill="none" draw:textarea-vertical-align="middle">
        <text:list-style style:name="Trennfol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Verdana3" fo:font-family="Verdana" style:font-family-generic="swiss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hintergrund-background" style:family="presentation">
      <style:graphic-properties draw:stroke="none" draw:fill="none"/>
      <style:text-properties style:letter-kerning="true"/>
    </style:style>
    <style:style style:name="hintergrun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intergrun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hintergrund-outline1" style:family="presentation">
      <style:graphic-properties draw:stroke="none" draw:fill="none" draw:auto-grow-height="false" draw:fit-to-size="shrink-to-fit">
        <text:list-style style:name="hintergrund-outline1">
          <text:list-level-style-image text:level="1" xlink:href="Pictures/10000201000000640000006497BB7DB1FEB843D7.png" xlink:type="simple" xlink:show="embed" xlink:actuate="onLoad">
            <style:list-level-properties text:space-before="-0.42cm" text:min-label-width="1.62cm" style:vertical-pos="middle" style:vertical-rel="line" fo:width="1.2cm" fo:height="1.2cm"/>
          </text:list-level-style-image>
          <text:list-level-style-image text:level="2" xlink:href="Pictures/10000201000000640000006497BB7DB1FEB843D7.png" xlink:type="simple" xlink:show="embed" xlink:actuate="onLoad">
            <style:list-level-properties text:space-before="1.239cm" text:min-label-width="1.161cm" style:vertical-pos="middle" style:vertical-rel="line" fo:width="1.2cm" fo:height="1.2cm"/>
          </text:list-level-style-image>
          <text:list-level-style-image text:level="3" xlink:href="Pictures/10000201000000640000006497BB7DB1FEB843D7.png" xlink:type="simple" xlink:show="embed" xlink:actuate="onLoad">
            <style:list-level-properties text:space-before="2.358cm" text:min-label-width="1.242cm" style:vertical-pos="middle" style:vertical-rel="line" fo:width="1.2cm" fo:height="1.2cm"/>
          </text:list-level-style-image>
          <text:list-level-style-image text:level="4" xlink:href="Pictures/10000201000000640000006497BB7DB1FEB843D7.png" xlink:type="simple" xlink:show="embed" xlink:actuate="onLoad">
            <style:list-level-properties text:space-before="2.808cm" text:min-label-width="1.188cm" style:vertical-pos="middle" style:vertical-rel="line" fo:width="1.2cm" fo:height="1.2cm"/>
          </text:list-level-style-image>
          <text:list-level-style-image text:level="5" xlink:href="Pictures/10000201000000640000006497BB7DB1FEB843D7.png" xlink:type="simple" xlink:show="embed" xlink:actuate="onLoad">
            <style:list-level-properties text:space-before="5.4cm" text:min-label-width="0.6cm" style:vertical-pos="middle" style:vertical-rel="line" fo:width="1.2cm" fo:height="1.2cm"/>
          </text:list-level-style-image>
          <text:list-level-style-image text:level="6" xlink:href="Pictures/10000201000000640000006497BB7DB1FEB843D7.png" xlink:type="simple" xlink:show="embed" xlink:actuate="onLoad">
            <style:list-level-properties text:space-before="6.6cm" text:min-label-width="0.6cm" style:vertical-pos="middle" style:vertical-rel="line" fo:width="1.2cm" fo:height="1.2cm"/>
          </text:list-level-style-image>
          <text:list-level-style-image text:level="7" xlink:href="Pictures/10000201000000640000006497BB7DB1FEB843D7.png" xlink:type="simple" xlink:show="embed" xlink:actuate="onLoad">
            <style:list-level-properties text:space-before="7.8cm" text:min-label-width="0.6cm" style:vertical-pos="middle" style:vertical-rel="line" fo:width="1.2cm" fo:height="1.2cm"/>
          </text:list-level-style-image>
          <text:list-level-style-image text:level="8" xlink:href="Pictures/10000201000000640000006497BB7DB1FEB843D7.png" xlink:type="simple" xlink:show="embed" xlink:actuate="onLoad">
            <style:list-level-properties text:space-before="9cm" text:min-label-width="0.6cm" style:vertical-pos="middle" style:vertical-rel="line" fo:width="1.2cm" fo:height="1.2cm"/>
          </text:list-level-style-image>
          <text:list-level-style-image text:level="9" xlink:href="Pictures/10000201000000640000006497BB7DB1FEB843D7.png" xlink:type="simple" xlink:show="embed" xlink:actuate="onLoad">
            <style:list-level-properties text:space-before="10.2cm" text:min-label-width="0.6cm" style:vertical-pos="middle" style:vertical-rel="line" fo:width="1.2cm" fo:height="1.2cm"/>
          </text:list-level-style-image>
          <text:list-level-style-image text:level="10" xlink:href="Pictures/10000201000000640000006497BB7DB1FEB843D7.png" xlink:type="simple" xlink:show="embed" xlink:actuate="onLoad">
            <style:list-level-properties text:space-before="11.4cm" text:min-label-width="0.6cm" style:vertical-pos="middle" style:vertical-rel="line" fo:width="1.2cm" fo:height="1.2cm"/>
          </text:list-level-style-image>
        </text:list-style>
      </style:graphic-properties>
      <style:paragraph-properties fo:margin-left="1.159cm" fo:margin-right="0cm" fo:margin-top="0cm" fo:margin-bottom="0.299cm" fo:text-indent="0cm"/>
      <style:text-properties style:use-window-font-color="true" style:text-outline="false" style:text-line-through-style="none" style:text-line-through-type="none" style:font-name="Verdana3" fo:font-family="Verdana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hintergrund-outline2" style:family="presentation" style:parent-style-name="hintergrund-outline1">
      <style:paragraph-properties fo:margin-left="0.57cm" fo:margin-right="0cm" fo:margin-top="0cm" fo:margin-bottom="0.3cm" fo:text-indent="0cm"/>
      <style:text-properties style:font-name="Verdana3" fo:font-family="Verdana" style:font-family-generic="swiss" style:font-pitch="variable" fo:font-size="18pt" style:font-size-asian="18pt" style:font-size-complex="18pt"/>
    </style:style>
    <style:style style:name="hintergrund-outline3" style:family="presentation" style:parent-style-name="hintergrund-outline2">
      <style:paragraph-properties fo:margin-left="0.45cm" fo:margin-right="0cm" fo:margin-top="0cm" fo:margin-bottom="0.3cm" fo:text-indent="0cm"/>
      <style:text-properties style:font-name="Verdana3" fo:font-family="Verdana" style:font-family-generic="swiss" style:font-pitch="variable" fo:font-size="18pt" style:font-size-asian="18pt" style:font-size-complex="18pt"/>
    </style:style>
    <style:style style:name="hintergrund-outline4" style:family="presentation" style:parent-style-name="hintergrund-outline3">
      <style:paragraph-properties fo:margin-left="1.161cm" fo:margin-right="0cm" fo:margin-top="0cm" fo:margin-bottom="0.3cm" fo:text-indent="0cm"/>
      <style:text-properties style:font-name="Verdana3" fo:font-family="Verdana" style:font-family-generic="swiss" style:font-pitch="variable" fo:font-size="18pt" style:font-size-asian="18pt" style:font-size-complex="18pt"/>
    </style:style>
    <style:style style:name="hintergrund-outline5" style:family="presentation" style:parent-style-name="hintergrund-outline4">
      <style:paragraph-properties fo:margin-left="0cm" fo:margin-right="0cm" fo:margin-top="0cm" fo:margin-bottom="0.3cm" fo:text-indent="0cm"/>
      <style:text-properties style:font-name="Verdana3" fo:font-family="Verdana" style:font-family-generic="swiss" style:font-pitch="variable" fo:font-size="18pt" style:font-size-asian="18pt" style:font-size-complex="18pt"/>
    </style:style>
    <style:style style:name="hintergrund-outline6" style:family="presentation" style:parent-style-name="hintergrund-outline5">
      <style:paragraph-properties fo:margin-left="0cm" fo:margin-right="0cm" fo:margin-top="0cm" fo:margin-bottom="0.3cm" fo:text-indent="0cm"/>
      <style:text-properties style:font-name="Verdana3" fo:font-family="Verdana" style:font-family-generic="swiss" style:font-pitch="variable" fo:font-size="18pt" style:font-size-asian="18pt" style:font-size-complex="18pt"/>
    </style:style>
    <style:style style:name="hintergrund-outline7" style:family="presentation" style:parent-style-name="hintergrund-outline6">
      <style:paragraph-properties fo:margin-left="0cm" fo:margin-right="0cm" fo:margin-top="0cm" fo:margin-bottom="0.3cm" fo:text-indent="0cm"/>
      <style:text-properties style:font-name="Verdana3" fo:font-family="Verdana" style:font-family-generic="swiss" style:font-pitch="variable" fo:font-size="18pt" style:font-size-asian="18pt" style:font-size-complex="18pt"/>
    </style:style>
    <style:style style:name="hintergrund-outline8" style:family="presentation" style:parent-style-name="hintergrund-outline7">
      <style:paragraph-properties fo:margin-top="0cm" fo:margin-bottom="0.1cm"/>
      <style:text-properties fo:font-size="20pt" style:font-size-asian="20pt" style:font-size-complex="20pt"/>
    </style:style>
    <style:style style:name="hintergrund-outline9" style:family="presentation" style:parent-style-name="hintergrund-outline8">
      <style:paragraph-properties fo:margin-top="0cm" fo:margin-bottom="0.1cm"/>
      <style:text-properties fo:font-size="20pt" style:font-size-asian="20pt" style:font-size-complex="20pt"/>
    </style:style>
    <style:style style:name="hintergrund-subtitle" style:family="presentation">
      <style:graphic-properties draw:stroke="none" draw:fill="none" draw:textarea-vertical-align="middle">
        <text:list-style style:name="hintergrun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hintergrund-title" style:family="presentation">
      <style:graphic-properties draw:stroke="none" draw:fill="none" draw:textarea-vertical-align="middle">
        <text:list-style style:name="hintergrun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Verdana3" fo:font-family="Verdana" style:font-family-generic="swiss" style:font-pitch="variable" fo:font-size="36pt" fo:font-style="normal" fo:text-shadow="none" style:text-underline-style="none" fo:font-weight="normal" style:letter-kerning="true" style:font-size-asian="36pt" style:font-style-asian="normal" style:font-weight-asian="normal" style:font-size-complex="36pt" style:font-style-complex="normal" style:font-weight-complex="normal" style:text-emphasize="none" style:font-relief="none" style:text-overline-style="none" style:text-overline-color="font-color"/>
    </style:style>
    <style:style style:name="kein-hintergrund-background" style:family="presentation">
      <style:graphic-properties draw:stroke="none" draw:fill="none"/>
      <style:text-properties style:letter-kerning="true"/>
    </style:style>
    <style:style style:name="kein-hintergrun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kein-hintergrun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kein-hintergrund-outline1" style:family="presentation">
      <style:graphic-properties draw:stroke="none" draw:fill="none" draw:auto-grow-height="false" draw:fit-to-size="shrink-to-fit">
        <text:list-style style:name="kein-hintergrund-outline1">
          <text:list-level-style-image text:level="1" xlink:href="Pictures/10000201000000640000006497BB7DB1FEB843D7.png" xlink:type="simple" xlink:show="embed" xlink:actuate="onLoad">
            <style:list-level-properties text:space-before="-0.42cm" text:min-label-width="1.62cm" style:vertical-pos="middle" style:vertical-rel="line" fo:width="1.2cm" fo:height="1.2cm"/>
          </text:list-level-style-image>
          <text:list-level-style-image text:level="2" xlink:href="Pictures/10000201000000640000006497BB7DB1FEB843D7.png" xlink:type="simple" xlink:show="embed" xlink:actuate="onLoad">
            <style:list-level-properties text:space-before="1.212cm" text:min-label-width="1.188cm" style:vertical-pos="middle" style:vertical-rel="line" fo:width="1.2cm" fo:height="1.2cm"/>
          </text:list-level-style-image>
          <text:list-level-style-image text:level="3" xlink:href="Pictures/10000201000000640000006497BB7DB1FEB843D7.png" xlink:type="simple" xlink:show="embed" xlink:actuate="onLoad">
            <style:list-level-properties text:space-before="2.439cm" text:min-label-width="1.161cm" style:vertical-pos="middle" style:vertical-rel="line" fo:width="1.2cm" fo:height="1.2cm"/>
          </text:list-level-style-image>
          <text:list-level-style-image text:level="4" xlink:href="Pictures/10000201000000640000006497BB7DB1FEB843D7.png" xlink:type="simple" xlink:show="embed" xlink:actuate="onLoad">
            <style:list-level-properties text:space-before="3.531cm" text:min-label-width="1.269cm" style:vertical-pos="middle" style:vertical-rel="line" fo:width="1.2cm" fo:height="1.2cm"/>
          </text:list-level-style-image>
          <text:list-level-style-image text:level="5" xlink:href="Pictures/10000201000000640000006497BB7DB1FEB843D7.png" xlink:type="simple" xlink:show="embed" xlink:actuate="onLoad">
            <style:list-level-properties text:space-before="4.665cm" text:min-label-width="0.6cm" style:vertical-pos="middle" style:vertical-rel="line" fo:width="1.2cm" fo:height="1.2cm"/>
          </text:list-level-style-image>
          <text:list-level-style-image text:level="6" xlink:href="Pictures/10000201000000640000006497BB7DB1FEB843D7.png" xlink:type="simple" xlink:show="embed" xlink:actuate="onLoad">
            <style:list-level-properties text:space-before="6.237cm" text:min-label-width="0.621cm" style:vertical-pos="middle" style:vertical-rel="line" fo:width="1.2cm" fo:height="1.2cm"/>
          </text:list-level-style-image>
          <text:list-level-style-image text:level="7" xlink:href="Pictures/10000201000000640000006497BB7DB1FEB843D7.png" xlink:type="simple" xlink:show="embed" xlink:actuate="onLoad">
            <style:list-level-properties text:space-before="6.933cm" text:min-label-width="0.6cm" style:vertical-pos="middle" style:vertical-rel="line" fo:width="1.2cm" fo:height="1.2cm"/>
          </text:list-level-style-image>
          <text:list-level-style-image text:level="8" xlink:href="Pictures/10000201000000640000006497BB7DB1FEB843D7.png" xlink:type="simple" xlink:show="embed" xlink:actuate="onLoad">
            <style:list-level-properties text:space-before="9cm" text:min-label-width="0.6cm" style:vertical-pos="middle" style:vertical-rel="line" fo:width="1.2cm" fo:height="1.2cm"/>
          </text:list-level-style-image>
          <text:list-level-style-image text:level="9" xlink:href="Pictures/10000201000000640000006497BB7DB1FEB843D7.png" xlink:type="simple" xlink:show="embed" xlink:actuate="onLoad">
            <style:list-level-properties text:space-before="10.2cm" text:min-label-width="0.6cm" style:vertical-pos="middle" style:vertical-rel="line" fo:width="1.2cm" fo:height="1.2cm"/>
          </text:list-level-style-image>
          <text:list-level-style-image text:level="10" xlink:href="Pictures/10000201000000640000006497BB7DB1FEB843D7.png" xlink:type="simple" xlink:show="embed" xlink:actuate="onLoad">
            <style:list-level-properties text:space-before="11.4cm" text:min-label-width="0.6cm" style:vertical-pos="middle" style:vertical-rel="line" fo:width="1.2cm" fo:height="1.2cm"/>
          </text:list-level-style-image>
        </text:list-style>
      </style:graphic-properties>
      <style:paragraph-properties fo:margin-left="0.2cm" fo:margin-right="0cm" fo:margin-top="0cm" fo:margin-bottom="0.3cm" fo:text-indent="0cm"/>
      <style:text-properties style:use-window-font-color="true" style:text-outline="false" style:text-line-through-style="none" style:text-line-through-type="none" style:font-name="Verdana3" fo:font-family="Verdana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kein-hintergrund-outline2" style:family="presentation" style:parent-style-name="kein-hintergrund-outline1">
      <style:paragraph-properties fo:margin-left="0.732cm" fo:margin-right="0cm" fo:margin-top="0cm" fo:margin-bottom="0.3cm" fo:text-indent="0cm"/>
      <style:text-properties style:font-name="Verdana3" fo:font-family="Verdana" style:font-family-generic="swiss" style:font-pitch="variable" fo:font-size="18pt" style:font-size-asian="18pt" style:font-size-complex="18pt"/>
    </style:style>
    <style:style style:name="kein-hintergrund-outline3" style:family="presentation" style:parent-style-name="kein-hintergrund-outline2">
      <style:paragraph-properties fo:margin-left="0.558cm" fo:margin-right="0cm" fo:margin-top="0cm" fo:margin-bottom="0.3cm" fo:text-indent="0cm"/>
      <style:text-properties style:font-name="Verdana3" fo:font-family="Verdana" style:font-family-generic="swiss" style:font-pitch="variable" fo:font-size="18pt" style:font-size-asian="18pt" style:font-size-complex="18pt"/>
    </style:style>
    <style:style style:name="kein-hintergrund-outline4" style:family="presentation" style:parent-style-name="kein-hintergrund-outline3">
      <style:paragraph-properties fo:margin-left="0.519cm" fo:margin-right="0cm" fo:margin-top="0cm" fo:margin-bottom="0.3cm" fo:text-indent="0cm"/>
      <style:text-properties style:font-name="Verdana3" fo:font-family="Verdana" style:font-family-generic="swiss" style:font-pitch="variable" fo:font-size="18pt" style:font-size-asian="18pt" style:font-size-complex="18pt"/>
    </style:style>
    <style:style style:name="kein-hintergrund-outline5" style:family="presentation" style:parent-style-name="kein-hintergrund-outline4">
      <style:paragraph-properties fo:margin-left="0.432cm" fo:margin-right="0cm" fo:margin-top="0cm" fo:margin-bottom="0.3cm" fo:text-indent="0cm"/>
      <style:text-properties style:font-name="Verdana3" fo:font-family="Verdana" style:font-family-generic="swiss" style:font-pitch="variable" fo:font-size="18pt" style:font-size-asian="18pt" style:font-size-complex="18pt"/>
    </style:style>
    <style:style style:name="kein-hintergrund-outline6" style:family="presentation" style:parent-style-name="kein-hintergrund-outline5">
      <style:paragraph-properties fo:margin-left="0cm" fo:margin-right="0cm" fo:margin-top="0cm" fo:margin-bottom="0.3cm" fo:text-indent="0cm">
        <style:tab-stops>
          <style:tab-stop style:position="-0.621cm"/>
        </style:tab-stops>
      </style:paragraph-properties>
      <style:text-properties style:font-name="Verdana3" fo:font-family="Verdana" style:font-family-generic="swiss" style:font-pitch="variable" fo:font-size="18pt" style:font-size-asian="18pt" style:font-size-complex="18pt"/>
    </style:style>
    <style:style style:name="kein-hintergrund-outline7" style:family="presentation" style:parent-style-name="kein-hintergrund-outline6">
      <style:paragraph-properties fo:margin-left="0.351cm" fo:margin-right="0cm" fo:margin-top="0cm" fo:margin-bottom="0.3cm" fo:text-indent="0cm"/>
      <style:text-properties style:font-name="Verdana3" fo:font-family="Verdana" style:font-family-generic="swiss" style:font-pitch="variable" fo:font-size="18pt" style:font-size-asian="18pt" style:font-size-complex="18pt"/>
    </style:style>
    <style:style style:name="kein-hintergrund-outline8" style:family="presentation" style:parent-style-name="kein-hintergrund-outline7">
      <style:paragraph-properties fo:margin-top="0cm" fo:margin-bottom="0.1cm"/>
      <style:text-properties fo:font-size="20pt" style:font-size-asian="20pt" style:font-size-complex="20pt"/>
    </style:style>
    <style:style style:name="kein-hintergrund-outline9" style:family="presentation" style:parent-style-name="kein-hintergrund-outline8">
      <style:paragraph-properties fo:margin-top="0cm" fo:margin-bottom="0.1cm"/>
      <style:text-properties fo:font-size="20pt" style:font-size-asian="20pt" style:font-size-complex="20pt"/>
    </style:style>
    <style:style style:name="kein-hintergrund-subtitle" style:family="presentation">
      <style:graphic-properties draw:stroke="none" draw:fill="none" draw:textarea-vertical-align="middle">
        <text:list-style style:name="kein-hintergrun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kein-hintergrund-title" style:family="presentation">
      <style:graphic-properties draw:stroke="none" draw:fill="none" draw:textarea-vertical-align="middle">
        <text:list-style style:name="kein-hintergrun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Verdana3" fo:font-family="Verdana" style:font-family-generic="swiss" style:font-pitch="variable" fo:font-size="36pt" fo:font-style="normal" fo:text-shadow="none" style:text-underline-style="none" fo:font-weight="normal" style:letter-kerning="true" style:font-size-asian="36pt" style:font-style-asian="normal" style:font-weight-asian="normal" style:font-size-complex="36pt" style:font-style-complex="normal" style:font-weight-complex="normal" style:text-emphasize="none" style:font-relief="none" style:text-overline-style="none" style:text-overline-color="font-color"/>
    </style:style>
    <style:style style:name="_32_-inhalte-breit-überschrift-background" style:display-name="2-inhalte-breit-überschrift-background" style:family="presentation">
      <style:graphic-properties draw:stroke="none" draw:fill="none"/>
      <style:text-properties style:letter-kerning="true"/>
    </style:style>
    <style:style style:name="_32_-inhalte-breit-überschrift-backgroundobjects" style:display-name="2-inhalte-breit-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-inhalte-breit-überschrift-notes" style:display-name="2-inhalte-breit-überschrif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-inhalte-breit-überschrift-outline1" style:display-name="2-inhalte-breit-überschrift-outline1" style:family="presentation">
      <style:graphic-properties draw:stroke="none" draw:fill="none" draw:auto-grow-height="false" draw:fit-to-size="shrink-to-fit">
        <text:list-style style:name="_32_-inhalte-breit-überschrift-outline1" style:display-name="2-inhalte-breit-überschrift-outline1">
          <text:list-level-style-image text:level="1" xlink:href="Pictures/10000201000000640000006497BB7DB1FEB843D7.png" xlink:type="simple" xlink:show="embed" xlink:actuate="onLoad">
            <style:list-level-properties text:space-before="-0.447cm" text:min-label-width="1.647cm" style:vertical-pos="middle" style:vertical-rel="line" fo:width="1.2cm" fo:height="1.2cm"/>
          </text:list-level-style-image>
          <text:list-level-style-image text:level="2" xlink:href="Pictures/10000201000000640000006497BB7DB1FEB843D7.png" xlink:type="simple" xlink:show="embed" xlink:actuate="onLoad">
            <style:list-level-properties text:space-before="1.212cm" text:min-label-width="1.188cm" style:vertical-pos="middle" style:vertical-rel="line" fo:width="1.2cm" fo:height="1.2cm"/>
          </text:list-level-style-image>
          <text:list-level-style-image text:level="3" xlink:href="Pictures/10000201000000640000006497BB7DB1FEB843D7.png" xlink:type="simple" xlink:show="embed" xlink:actuate="onLoad">
            <style:list-level-properties text:space-before="2.385cm" text:min-label-width="1.215cm" style:vertical-pos="middle" style:vertical-rel="line" fo:width="1.2cm" fo:height="1.2cm"/>
          </text:list-level-style-image>
          <text:list-level-style-image text:level="4" xlink:href="Pictures/10000201000000640000006497BB7DB1FEB843D7.png" xlink:type="simple" xlink:show="embed" xlink:actuate="onLoad">
            <style:list-level-properties text:space-before="3.612cm" text:min-label-width="1.188cm" style:vertical-pos="middle" style:vertical-rel="line" fo:width="1.2cm" fo:height="1.2cm"/>
          </text:list-level-style-image>
          <text:list-level-style-image text:level="5" xlink:href="Pictures/10000201000000640000006497BB7DB1FEB843D7.png" xlink:type="simple" xlink:show="embed" xlink:actuate="onLoad">
            <style:list-level-properties text:space-before="4.8cm" text:min-label-width="0.6cm" style:vertical-pos="middle" style:vertical-rel="line" fo:width="1.2cm" fo:height="1.2cm"/>
          </text:list-level-style-image>
          <text:list-level-style-image text:level="6" xlink:href="Pictures/10000201000000640000006497BB7DB1FEB843D7.png" xlink:type="simple" xlink:show="embed" xlink:actuate="onLoad">
            <style:list-level-properties text:space-before="5.778cm" text:min-label-width="0.621cm" style:vertical-pos="middle" style:vertical-rel="line" fo:width="1.2cm" fo:height="1.2cm"/>
          </text:list-level-style-image>
          <text:list-level-style-image text:level="7" xlink:href="Pictures/10000201000000640000006497BB7DB1FEB843D7.png" xlink:type="simple" xlink:show="embed" xlink:actuate="onLoad">
            <style:list-level-properties text:space-before="6.879cm" text:min-label-width="0.6cm" style:vertical-pos="middle" style:vertical-rel="line" fo:width="1.2cm" fo:height="1.2cm"/>
          </text:list-level-style-image>
          <text:list-level-style-image text:level="8" xlink:href="Pictures/10000201000000640000006497BB7DB1FEB843D7.png" xlink:type="simple" xlink:show="embed" xlink:actuate="onLoad">
            <style:list-level-properties text:space-before="9cm" text:min-label-width="0.6cm" style:vertical-pos="middle" style:vertical-rel="line" fo:width="1.2cm" fo:height="1.2cm"/>
          </text:list-level-style-image>
          <text:list-level-style-image text:level="9" xlink:href="Pictures/10000201000000640000006497BB7DB1FEB843D7.png" xlink:type="simple" xlink:show="embed" xlink:actuate="onLoad">
            <style:list-level-properties text:space-before="10.2cm" text:min-label-width="0.6cm" style:vertical-pos="middle" style:vertical-rel="line" fo:width="1.2cm" fo:height="1.2cm"/>
          </text:list-level-style-image>
          <text:list-level-style-image text:level="10" xlink:href="Pictures/10000201000000640000006497BB7DB1FEB843D7.png" xlink:type="simple" xlink:show="embed" xlink:actuate="onLoad">
            <style:list-level-properties text:space-before="11.4cm" text:min-label-width="0.6cm" style:vertical-pos="middle" style:vertical-rel="line" fo:width="1.2cm" fo:height="1.2cm"/>
          </text:list-level-style-image>
        </text:list-style>
      </style:graphic-properties>
      <style:paragraph-properties fo:margin-left="0.93cm" fo:margin-right="0cm" fo:margin-top="0cm" fo:margin-bottom="0.2cm" fo:text-indent="0cm"/>
      <style:text-properties style:use-window-font-color="true" style:text-outline="false" style:text-line-through-style="none" style:text-line-through-type="none" style:font-name="Verdana3" fo:font-family="Verdana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_32_-inhalte-breit-überschrift-outline2" style:display-name="2-inhalte-breit-überschrift-outline2" style:family="presentation" style:parent-style-name="_32_-inhalte-breit-überschrift-outline1">
      <style:paragraph-properties fo:margin-left="0.597cm" fo:margin-right="0cm" fo:margin-top="0cm" fo:margin-bottom="0.4cm" fo:text-indent="0cm"/>
      <style:text-properties style:font-name="Verdana3" fo:font-family="Verdana" style:font-family-generic="swiss" style:font-pitch="variable" fo:font-size="18pt" style:font-size-asian="18pt" style:font-size-complex="18pt"/>
    </style:style>
    <style:style style:name="_32_-inhalte-breit-überschrift-outline3" style:display-name="2-inhalte-breit-überschrift-outline3" style:family="presentation" style:parent-style-name="_32_-inhalte-breit-überschrift-outline2">
      <style:paragraph-properties fo:margin-left="0.45cm" fo:margin-right="0cm" fo:margin-top="0cm" fo:margin-bottom="0.3cm" fo:text-indent="0cm"/>
      <style:text-properties style:font-name="Verdana3" fo:font-family="Verdana" style:font-family-generic="swiss" style:font-pitch="variable" fo:font-size="18pt" style:font-size-asian="18pt" style:font-size-complex="18pt"/>
    </style:style>
    <style:style style:name="_32_-inhalte-breit-überschrift-outline4" style:display-name="2-inhalte-breit-überschrift-outline4" style:family="presentation" style:parent-style-name="_32_-inhalte-breit-überschrift-outline3">
      <style:paragraph-properties fo:margin-left="0.276cm" fo:margin-right="0cm" fo:margin-top="0cm" fo:margin-bottom="0.2cm" fo:text-indent="0cm"/>
      <style:text-properties style:font-name="Verdana3" fo:font-family="Verdana" style:font-family-generic="swiss" style:font-pitch="variable" fo:font-size="18pt" style:font-size-asian="18pt" style:font-size-complex="18pt"/>
    </style:style>
    <style:style style:name="_32_-inhalte-breit-überschrift-outline5" style:display-name="2-inhalte-breit-überschrift-outline5" style:family="presentation" style:parent-style-name="_32_-inhalte-breit-überschrift-outline4">
      <style:paragraph-properties fo:margin-left="0.162cm" fo:margin-right="0cm" fo:margin-top="0cm" fo:margin-bottom="0.1cm" fo:text-indent="0cm"/>
      <style:text-properties style:font-name="Verdana3" fo:font-family="Verdana" style:font-family-generic="swiss" style:font-pitch="variable" fo:font-size="18pt" style:font-size-asian="18pt" style:font-size-complex="18pt"/>
    </style:style>
    <style:style style:name="_32_-inhalte-breit-überschrift-outline6" style:display-name="2-inhalte-breit-überschrift-outline6" style:family="presentation" style:parent-style-name="_32_-inhalte-breit-überschrift-outline5">
      <style:paragraph-properties fo:margin-left="0.189cm" fo:margin-right="0cm" fo:margin-top="0cm" fo:margin-bottom="0.1cm" fo:text-indent="0cm"/>
      <style:text-properties style:font-name="Verdana3" fo:font-family="Verdana" style:font-family-generic="swiss" style:font-pitch="variable" fo:font-size="18pt" style:font-size-asian="18pt" style:font-size-complex="18pt"/>
    </style:style>
    <style:style style:name="_32_-inhalte-breit-überschrift-outline7" style:display-name="2-inhalte-breit-überschrift-outline7" style:family="presentation" style:parent-style-name="_32_-inhalte-breit-überschrift-outline6">
      <style:paragraph-properties fo:margin-left="0.081cm" fo:margin-right="0cm" fo:margin-top="0cm" fo:margin-bottom="0.1cm" fo:text-indent="0cm"/>
      <style:text-properties style:font-name="Verdana3" fo:font-family="Verdana" style:font-family-generic="swiss" style:font-pitch="variable" fo:font-size="18pt" style:font-size-asian="18pt" style:font-size-complex="18pt"/>
    </style:style>
    <style:style style:name="_32_-inhalte-breit-überschrift-outline8" style:display-name="2-inhalte-breit-überschrift-outline8" style:family="presentation" style:parent-style-name="_32_-inhalte-breit-überschrift-outline7">
      <style:paragraph-properties fo:margin-top="0cm" fo:margin-bottom="0.1cm"/>
      <style:text-properties fo:font-size="20pt" style:font-size-asian="20pt" style:font-size-complex="20pt"/>
    </style:style>
    <style:style style:name="_32_-inhalte-breit-überschrift-outline9" style:display-name="2-inhalte-breit-überschrift-outline9" style:family="presentation" style:parent-style-name="_32_-inhalte-breit-überschrift-outline8">
      <style:paragraph-properties fo:margin-top="0cm" fo:margin-bottom="0.1cm"/>
      <style:text-properties fo:font-size="20pt" style:font-size-asian="20pt" style:font-size-complex="20pt"/>
    </style:style>
    <style:style style:name="_32_-inhalte-breit-überschrift-subtitle" style:display-name="2-inhalte-breit-überschrift-subtitle" style:family="presentation">
      <style:graphic-properties draw:stroke="none" draw:fill="none" draw:textarea-vertical-align="middle">
        <text:list-style style:name="_32_-inhalte-breit-überschrift-subtitle" style:display-name="2-inhalte-breit-überschrif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-inhalte-breit-überschrift-title" style:display-name="2-inhalte-breit-überschrift-title" style:family="presentation">
      <style:graphic-properties draw:stroke="none" draw:fill="none" draw:textarea-vertical-align="middle">
        <text:list-style style:name="_32_-inhalte-breit-überschrift-title" style:display-name="2-inhalte-breit-überschrif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Verdana3" fo:font-family="Verdana" style:font-family-generic="swiss" style:font-pitch="variable" fo:font-size="36pt" fo:font-style="normal" fo:text-shadow="none" style:text-underline-style="none" fo:font-weight="normal" style:letter-kerning="true" style:font-size-asian="36pt" style:font-style-asian="normal" style:font-weight-asian="normal" style:font-size-complex="36pt" style:font-style-complex="normal" style:font-weight-complex="normal" style:text-emphasize="none" style:font-relief="none" style:text-overline-style="none" style:text-overline-color="font-color"/>
    </style:style>
    <style:style style:name="_32_-inhalte-überschrift-background" style:display-name="2-inhalte-überschrift-background" style:family="presentation">
      <style:graphic-properties draw:stroke="none" draw:fill="none"/>
      <style:text-properties style:letter-kerning="true"/>
    </style:style>
    <style:style style:name="_32_-inhalte-überschrift-backgroundobjects" style:display-name="2-inhalte-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-inhalte-überschrift-notes" style:display-name="2-inhalte-überschrif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-inhalte-überschrift-outline1" style:display-name="2-inhalte-überschrift-outline1" style:family="presentation">
      <style:graphic-properties draw:stroke="none" draw:fill="none" draw:auto-grow-height="false" draw:fit-to-size="shrink-to-fit">
        <text:list-style style:name="_32_-inhalte-überschrift-outline1" style:display-name="2-inhalte-überschrift-outline1">
          <text:list-level-style-image text:level="1" xlink:href="Pictures/10000201000000640000006497BB7DB1FEB843D7.png" xlink:type="simple" xlink:show="embed" xlink:actuate="onLoad">
            <style:list-level-properties text:space-before="-0.42cm" text:min-label-width="1.62cm" style:vertical-pos="middle" style:vertical-rel="line" fo:width="1.2cm" fo:height="1.2cm"/>
          </text:list-level-style-image>
          <text:list-level-style-image text:level="2" xlink:href="Pictures/10000201000000640000006497BB7DB1FEB843D7.png" xlink:type="simple" xlink:show="embed" xlink:actuate="onLoad">
            <style:list-level-properties text:space-before="0.969cm" text:min-label-width="1.431cm" style:vertical-pos="middle" style:vertical-rel="line" fo:width="1.2cm" fo:height="1.2cm"/>
          </text:list-level-style-image>
          <text:list-level-style-image text:level="3" xlink:href="Pictures/10000201000000640000006497BB7DB1FEB843D7.png" xlink:type="simple" xlink:show="embed" xlink:actuate="onLoad">
            <style:list-level-properties text:space-before="2.079cm" text:min-label-width="1.323cm" style:vertical-pos="middle" style:vertical-rel="line" fo:width="1.2cm" fo:height="1.2cm"/>
          </text:list-level-style-image>
          <text:list-level-style-image text:level="4" xlink:href="Pictures/10000201000000640000006497BB7DB1FEB843D7.png" xlink:type="simple" xlink:show="embed" xlink:actuate="onLoad">
            <style:list-level-properties text:space-before="3.693cm" text:min-label-width="0.6cm" style:vertical-pos="middle" style:vertical-rel="line" fo:width="1.2cm" fo:height="1.2cm"/>
          </text:list-level-style-image>
          <text:list-level-style-image text:level="5" xlink:href="Pictures/10000201000000640000006497BB7DB1FEB843D7.png" xlink:type="simple" xlink:show="embed" xlink:actuate="onLoad">
            <style:list-level-properties text:space-before="5.4cm" text:min-label-width="0.6cm" style:vertical-pos="middle" style:vertical-rel="line" fo:width="1.2cm" fo:height="1.2cm"/>
          </text:list-level-style-image>
          <text:list-level-style-image text:level="6" xlink:href="Pictures/10000201000000640000006497BB7DB1FEB843D7.png" xlink:type="simple" xlink:show="embed" xlink:actuate="onLoad">
            <style:list-level-properties text:space-before="6.6cm" text:min-label-width="0.6cm" style:vertical-pos="middle" style:vertical-rel="line" fo:width="1.2cm" fo:height="1.2cm"/>
          </text:list-level-style-image>
          <text:list-level-style-image text:level="7" xlink:href="Pictures/10000201000000640000006497BB7DB1FEB843D7.png" xlink:type="simple" xlink:show="embed" xlink:actuate="onLoad">
            <style:list-level-properties text:space-before="7.8cm" text:min-label-width="0.6cm" style:vertical-pos="middle" style:vertical-rel="line" fo:width="1.2cm" fo:height="1.2cm"/>
          </text:list-level-style-image>
          <text:list-level-style-image text:level="8" xlink:href="Pictures/10000201000000640000006497BB7DB1FEB843D7.png" xlink:type="simple" xlink:show="embed" xlink:actuate="onLoad">
            <style:list-level-properties text:space-before="9cm" text:min-label-width="0.6cm" style:vertical-pos="middle" style:vertical-rel="line" fo:width="1.2cm" fo:height="1.2cm"/>
          </text:list-level-style-image>
          <text:list-level-style-image text:level="9" xlink:href="Pictures/10000201000000640000006497BB7DB1FEB843D7.png" xlink:type="simple" xlink:show="embed" xlink:actuate="onLoad">
            <style:list-level-properties text:space-before="10.2cm" text:min-label-width="0.6cm" style:vertical-pos="middle" style:vertical-rel="line" fo:width="1.2cm" fo:height="1.2cm"/>
          </text:list-level-style-image>
          <text:list-level-style-image text:level="10" xlink:href="Pictures/10000201000000640000006497BB7DB1FEB843D7.png" xlink:type="simple" xlink:show="embed" xlink:actuate="onLoad">
            <style:list-level-properties text:space-before="11.4cm" text:min-label-width="0.6cm" style:vertical-pos="middle" style:vertical-rel="line" fo:width="1.2cm" fo:height="1.2cm"/>
          </text:list-level-style-image>
        </text:list-style>
      </style:graphic-properties>
      <style:paragraph-properties fo:margin-left="0.93cm" fo:margin-right="0cm" fo:margin-top="0cm" fo:margin-bottom="0.3cm" fo:text-indent="0cm"/>
      <style:text-properties style:use-window-font-color="true" style:text-outline="false" style:text-line-through-style="none" style:text-line-through-type="none" style:font-name="Verdana3" fo:font-family="Verdana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_32_-inhalte-überschrift-outline2" style:display-name="2-inhalte-überschrift-outline2" style:family="presentation" style:parent-style-name="_32_-inhalte-überschrift-outline1">
      <style:paragraph-properties fo:margin-left="0.651cm" fo:margin-right="0cm" fo:margin-top="0cm" fo:margin-bottom="0.3cm" fo:text-indent="0cm"/>
      <style:text-properties style:font-name="Verdana3" fo:font-family="Verdana" style:font-family-generic="swiss" style:font-pitch="variable" fo:font-size="18pt" style:font-size-asian="18pt" style:font-size-complex="18pt"/>
    </style:style>
    <style:style style:name="_32_-inhalte-überschrift-outline3" style:display-name="2-inhalte-überschrift-outline3" style:family="presentation" style:parent-style-name="_32_-inhalte-überschrift-outline2">
      <style:paragraph-properties fo:margin-left="0.81cm" fo:margin-right="0cm" fo:margin-top="0cm" fo:margin-bottom="0.3cm" fo:text-indent="0cm"/>
      <style:text-properties style:font-name="Verdana3" fo:font-family="Verdana" style:font-family-generic="swiss" style:font-pitch="variable" fo:font-size="18pt" style:font-size-asian="18pt" style:font-size-complex="18pt"/>
    </style:style>
    <style:style style:name="_32_-inhalte-überschrift-outline4" style:display-name="2-inhalte-überschrift-outline4" style:family="presentation" style:parent-style-name="_32_-inhalte-überschrift-outline3">
      <style:paragraph-properties fo:margin-left="0.297cm" fo:margin-right="0cm" fo:margin-top="0cm" fo:margin-bottom="0.3cm" fo:text-indent="0cm"/>
      <style:text-properties style:font-name="Verdana3" fo:font-family="Verdana" style:font-family-generic="swiss" style:font-pitch="variable" fo:font-size="18pt" style:font-size-asian="18pt" style:font-size-complex="18pt"/>
    </style:style>
    <style:style style:name="_32_-inhalte-überschrift-outline5" style:display-name="2-inhalte-überschrift-outline5" style:family="presentation" style:parent-style-name="_32_-inhalte-überschrift-outline4">
      <style:paragraph-properties fo:margin-left="0cm" fo:margin-right="0cm" fo:margin-top="0cm" fo:margin-bottom="0.3cm" fo:text-indent="0cm"/>
      <style:text-properties style:font-name="Verdana3" fo:font-family="Verdana" style:font-family-generic="swiss" style:font-pitch="variable" fo:font-size="18pt" style:font-size-asian="18pt" style:font-size-complex="18pt"/>
    </style:style>
    <style:style style:name="_32_-inhalte-überschrift-outline6" style:display-name="2-inhalte-überschrift-outline6" style:family="presentation" style:parent-style-name="_32_-inhalte-überschrift-outline5">
      <style:paragraph-properties fo:margin-left="0cm" fo:margin-right="0cm" fo:margin-top="0cm" fo:margin-bottom="0.3cm" fo:text-indent="0cm"/>
      <style:text-properties style:font-name="Verdana3" fo:font-family="Verdana" style:font-family-generic="swiss" style:font-pitch="variable" fo:font-size="18pt" style:font-size-asian="18pt" style:font-size-complex="18pt"/>
    </style:style>
    <style:style style:name="_32_-inhalte-überschrift-outline7" style:display-name="2-inhalte-überschrift-outline7" style:family="presentation" style:parent-style-name="_32_-inhalte-überschrift-outline6">
      <style:paragraph-properties fo:margin-left="0cm" fo:margin-right="0cm" fo:margin-top="0cm" fo:margin-bottom="0.3cm" fo:text-indent="0cm"/>
      <style:text-properties style:font-name="Verdana3" fo:font-family="Verdana" style:font-family-generic="swiss" style:font-pitch="variable" fo:font-size="18pt" style:font-size-asian="18pt" style:font-size-complex="18pt"/>
    </style:style>
    <style:style style:name="_32_-inhalte-überschrift-outline8" style:display-name="2-inhalte-überschrift-outline8" style:family="presentation" style:parent-style-name="_32_-inhalte-überschrif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2_-inhalte-überschrift-outline9" style:display-name="2-inhalte-überschrift-outline9" style:family="presentation" style:parent-style-name="_32_-inhalte-überschrif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2_-inhalte-überschrift-subtitle" style:display-name="2-inhalte-überschrift-subtitle" style:family="presentation">
      <style:graphic-properties draw:stroke="none" draw:fill="none" draw:textarea-vertical-align="middle">
        <text:list-style style:name="_32_-inhalte-überschrift-subtitle" style:display-name="2-inhalte-überschrif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-inhalte-überschrift-title" style:display-name="2-inhalte-überschrift-title" style:family="presentation">
      <style:graphic-properties draw:stroke="none" draw:fill="none" draw:textarea-vertical-align="middle">
        <text:list-style style:name="_32_-inhalte-überschrift-title" style:display-name="2-inhalte-überschrif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Verdana3" fo:font-family="Verdana" style:font-family-generic="swiss" style:font-pitch="variable" fo:font-size="36pt" fo:font-style="normal" fo:text-shadow="none" style:text-underline-style="none" fo:font-weight="normal" style:letter-kerning="true" style:font-size-asian="36pt" style:font-style-asian="normal" style:font-weight-asian="normal" style:font-size-complex="36pt" style:font-style-complex="normal" style:font-weight-complex="normal" style:text-emphasize="none" style:font-relief="none" style:text-overline-style="none" style:text-overline-color="font-color"/>
    </style:style>
    <style:style style:name="_34_-inhalte-überschrift-background" style:display-name="4-inhalte-überschrift-background" style:family="presentation">
      <style:graphic-properties draw:stroke="none" draw:fill="none"/>
      <style:text-properties style:letter-kerning="true"/>
    </style:style>
    <style:style style:name="_34_-inhalte-überschrift-backgroundobjects" style:display-name="4-inhalte-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4_-inhalte-überschrift-notes" style:display-name="4-inhalte-überschrif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_34_-inhalte-überschrift-outline1" style:display-name="4-inhalte-überschrift-outline1" style:family="presentation">
      <style:graphic-properties draw:stroke="none" draw:fill="none" draw:auto-grow-height="false" draw:fit-to-size="shrink-to-fit">
        <text:list-style style:name="_34_-inhalte-überschrift-outline1" style:display-name="4-inhalte-überschrift-outline1">
          <text:list-level-style-image text:level="1" xlink:href="Pictures/10000201000000640000006497BB7DB1FEB843D7.png" xlink:type="simple" xlink:show="embed" xlink:actuate="onLoad">
            <style:list-level-properties text:space-before="-0.42cm" text:min-label-width="1.62cm" style:vertical-pos="middle" style:vertical-rel="line" fo:width="1.2cm" fo:height="1.2cm"/>
          </text:list-level-style-image>
          <text:list-level-style-image text:level="2" xlink:href="Pictures/10000201000000640000006497BB7DB1FEB843D7.png" xlink:type="simple" xlink:show="embed" xlink:actuate="onLoad">
            <style:list-level-properties text:space-before="0.861cm" text:min-label-width="1.539cm" style:vertical-pos="middle" style:vertical-rel="line" fo:width="1.2cm" fo:height="1.2cm"/>
          </text:list-level-style-image>
          <text:list-level-style-image text:level="3" xlink:href="Pictures/10000201000000640000006497BB7DB1FEB843D7.png" xlink:type="simple" xlink:show="embed" xlink:actuate="onLoad">
            <style:list-level-properties text:space-before="2.358cm" text:min-label-width="1.242cm" style:vertical-pos="middle" style:vertical-rel="line" fo:width="1.2cm" fo:height="1.2cm"/>
          </text:list-level-style-image>
          <text:list-level-style-image text:level="4" xlink:href="Pictures/10000201000000640000006497BB7DB1FEB843D7.png" xlink:type="simple" xlink:show="embed" xlink:actuate="onLoad">
            <style:list-level-properties text:space-before="3.504cm" text:min-label-width="1.296cm" style:vertical-pos="middle" style:vertical-rel="line" fo:width="1.2cm" fo:height="1.2cm"/>
          </text:list-level-style-image>
          <text:list-level-style-image text:level="5" xlink:href="Pictures/10000201000000640000006497BB7DB1FEB843D7.png" xlink:type="simple" xlink:show="embed" xlink:actuate="onLoad">
            <style:list-level-properties text:space-before="5.097cm" text:min-label-width="0.6cm" style:vertical-pos="middle" style:vertical-rel="line" fo:width="1.2cm" fo:height="1.2cm"/>
          </text:list-level-style-image>
          <text:list-level-style-image text:level="6" xlink:href="Pictures/10000201000000640000006497BB7DB1FEB843D7.png" xlink:type="simple" xlink:show="embed" xlink:actuate="onLoad">
            <style:list-level-properties text:space-before="6.156cm" text:min-label-width="0.621cm" style:vertical-pos="middle" style:vertical-rel="line" fo:width="1.2cm" fo:height="1.2cm"/>
          </text:list-level-style-image>
          <text:list-level-style-image text:level="7" xlink:href="Pictures/10000201000000640000006497BB7DB1FEB843D7.png" xlink:type="simple" xlink:show="embed" xlink:actuate="onLoad">
            <style:list-level-properties text:space-before="7.418cm" text:min-label-width="0.6cm" style:vertical-pos="middle" style:vertical-rel="line" fo:width="1.2cm" fo:height="1.2cm"/>
          </text:list-level-style-image>
          <text:list-level-style-image text:level="8" xlink:href="Pictures/10000201000000640000006497BB7DB1FEB843D7.png" xlink:type="simple" xlink:show="embed" xlink:actuate="onLoad">
            <style:list-level-properties text:space-before="9cm" text:min-label-width="0.6cm" style:vertical-pos="middle" style:vertical-rel="line" fo:width="1.2cm" fo:height="1.2cm"/>
          </text:list-level-style-image>
          <text:list-level-style-image text:level="9" xlink:href="Pictures/10000201000000640000006497BB7DB1FEB843D7.png" xlink:type="simple" xlink:show="embed" xlink:actuate="onLoad">
            <style:list-level-properties text:space-before="10.2cm" text:min-label-width="0.6cm" style:vertical-pos="middle" style:vertical-rel="line" fo:width="1.2cm" fo:height="1.2cm"/>
          </text:list-level-style-image>
          <text:list-level-style-image text:level="10" xlink:href="Pictures/10000201000000640000006497BB7DB1FEB843D7.png" xlink:type="simple" xlink:show="embed" xlink:actuate="onLoad">
            <style:list-level-properties text:space-before="11.4cm" text:min-label-width="0.6cm" style:vertical-pos="middle" style:vertical-rel="line" fo:width="1.2cm" fo:height="1.2cm"/>
          </text:list-level-style-image>
        </text:list-style>
      </style:graphic-properties>
      <style:paragraph-properties fo:margin-left="0.93cm" fo:margin-right="0cm" fo:margin-top="0cm" fo:margin-bottom="0.3cm" fo:text-indent="0cm"/>
      <style:text-properties style:use-window-font-color="true" style:text-outline="false" style:text-line-through-style="none" style:text-line-through-type="none" style:font-name="Verdana3" fo:font-family="Verdana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_34_-inhalte-überschrift-outline2" style:display-name="4-inhalte-überschrift-outline2" style:family="presentation" style:parent-style-name="_34_-inhalte-überschrift-outline1">
      <style:paragraph-properties fo:margin-left="0.975cm" fo:margin-right="0cm" fo:margin-top="0cm" fo:margin-bottom="0.3cm" fo:text-indent="0cm"/>
      <style:text-properties style:font-name="Verdana3" fo:font-family="Verdana" style:font-family-generic="swiss" style:font-pitch="variable" fo:font-size="18pt" style:font-size-asian="18pt" style:font-size-complex="18pt"/>
    </style:style>
    <style:style style:name="_34_-inhalte-überschrift-outline3" style:display-name="4-inhalte-überschrift-outline3" style:family="presentation" style:parent-style-name="_34_-inhalte-überschrift-outline2">
      <style:paragraph-properties fo:margin-left="0.801cm" fo:margin-right="0cm" fo:margin-top="0cm" fo:margin-bottom="0.3cm" fo:text-indent="0cm"/>
      <style:text-properties style:font-name="Verdana3" fo:font-family="Verdana" style:font-family-generic="swiss" style:font-pitch="variable" fo:font-size="18pt" style:font-size-asian="18pt" style:font-size-complex="18pt"/>
    </style:style>
    <style:style style:name="_34_-inhalte-überschrift-outline4" style:display-name="4-inhalte-überschrift-outline4" style:family="presentation" style:parent-style-name="_34_-inhalte-überschrift-outline3">
      <style:paragraph-properties fo:margin-left="0.654cm" fo:margin-right="0cm" fo:margin-top="0cm" fo:margin-bottom="0.3cm" fo:text-indent="0cm"/>
      <style:text-properties style:font-name="Verdana3" fo:font-family="Verdana" style:font-family-generic="swiss" style:font-pitch="variable" fo:font-size="18pt" style:font-size-asian="18pt" style:font-size-complex="18pt"/>
    </style:style>
    <style:style style:name="_34_-inhalte-überschrift-outline5" style:display-name="4-inhalte-überschrift-outline5" style:family="presentation" style:parent-style-name="_34_-inhalte-überschrift-outline4">
      <style:paragraph-properties fo:margin-left="0.216cm" fo:margin-right="0cm" fo:margin-top="0cm" fo:margin-bottom="0.3cm" fo:text-indent="0cm"/>
      <style:text-properties style:font-name="Verdana3" fo:font-family="Verdana" style:font-family-generic="swiss" style:font-pitch="variable" fo:font-size="18pt" style:font-size-asian="18pt" style:font-size-complex="18pt"/>
    </style:style>
    <style:style style:name="_34_-inhalte-überschrift-outline6" style:display-name="4-inhalte-überschrift-outline6" style:family="presentation" style:parent-style-name="_34_-inhalte-überschrift-outline5">
      <style:paragraph-properties fo:margin-left="0.189cm" fo:margin-right="0cm" fo:margin-top="0cm" fo:margin-bottom="0.3cm" fo:text-indent="0cm"/>
      <style:text-properties style:font-name="Verdana3" fo:font-family="Verdana" style:font-family-generic="swiss" style:font-pitch="variable" fo:font-size="18pt" style:font-size-asian="18pt" style:font-size-complex="18pt"/>
    </style:style>
    <style:style style:name="_34_-inhalte-überschrift-outline7" style:display-name="4-inhalte-überschrift-outline7" style:family="presentation" style:parent-style-name="_34_-inhalte-überschrift-outline6">
      <style:paragraph-properties fo:margin-left="0cm" fo:margin-right="0cm" fo:margin-top="0cm" fo:margin-bottom="0.3cm" fo:text-indent="0cm"/>
      <style:text-properties style:font-name="Verdana3" fo:font-family="Verdana" style:font-family-generic="swiss" style:font-pitch="variable" fo:font-size="18pt" style:font-size-asian="18pt" style:font-size-complex="18pt"/>
    </style:style>
    <style:style style:name="_34_-inhalte-überschrift-outline8" style:display-name="4-inhalte-überschrift-outline8" style:family="presentation" style:parent-style-name="_34_-inhalte-überschrif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4_-inhalte-überschrift-outline9" style:display-name="4-inhalte-überschrift-outline9" style:family="presentation" style:parent-style-name="_34_-inhalte-überschrif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4_-inhalte-überschrift-subtitle" style:display-name="4-inhalte-überschrift-subtitle" style:family="presentation">
      <style:graphic-properties draw:stroke="none" draw:fill="none" draw:textarea-vertical-align="middle">
        <text:list-style style:name="_34_-inhalte-überschrift-subtitle" style:display-name="4-inhalte-überschrif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_34_-inhalte-überschrift-title" style:display-name="4-inhalte-überschrift-title" style:family="presentation">
      <style:graphic-properties draw:stroke="none" draw:fill="none" draw:textarea-vertical-align="middle">
        <text:list-style style:name="_34_-inhalte-überschrift-title" style:display-name="4-inhalte-überschrif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Verdana3" fo:font-family="Verdana" style:font-family-generic="swiss" style:font-pitch="variable" fo:font-size="36pt" fo:font-style="normal" fo:text-shadow="none" style:text-underline-style="none" fo:font-weight="normal" style:letter-kerning="true" style:font-size-asian="36pt" style:font-style-asian="normal" style:font-weight-asian="normal" style:font-size-complex="36pt" style:font-style-complex="normal" style:font-weight-complex="normal" style:text-emphasize="none" style:font-relief="none" style:text-overline-style="none" style:text-overline-color="font-color"/>
    </style:style>
    <style:style style:name="blanko-vorlage-verkleinert-ohneschrift27-background" style:family="presentation">
      <style:graphic-properties draw:stroke="none" draw:fill="none"/>
      <style:text-properties style:letter-kerning="true"/>
    </style:style>
    <style:style style:name="blanko-vorlage-verkleinert-ohneschrift2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o-vorlage-verkleinert-ohneschrift27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o-vorlage-verkleinert-ohneschrift27-outline1" style:family="presentation">
      <style:graphic-properties draw:stroke="none" draw:fill="none" draw:auto-grow-height="false" draw:fit-to-size="shrink-to-fit">
        <text:list-style style:name="blanko-vorlage-verkleinert-ohneschrift2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Verdana3" fo:font-family="Verdana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o-vorlage-verkleinert-ohneschrift27-outline2" style:family="presentation" style:parent-style-name="blanko-vorlage-verkleinert-ohneschrift27-outline1">
      <style:paragraph-properties fo:margin-top="0cm" fo:margin-bottom="0.4cm"/>
      <style:text-properties style:font-name="Verdana3" fo:font-family="Verdana" style:font-family-generic="swiss" style:font-pitch="variable" fo:font-size="28pt" style:font-size-asian="28pt" style:font-size-complex="28pt"/>
    </style:style>
    <style:style style:name="blanko-vorlage-verkleinert-ohneschrift27-outline3" style:family="presentation" style:parent-style-name="blanko-vorlage-verkleinert-ohneschrift27-outline2">
      <style:paragraph-properties fo:margin-top="0cm" fo:margin-bottom="0.3cm"/>
      <style:text-properties style:font-name="Verdana3" fo:font-family="Verdana" style:font-family-generic="swiss" style:font-pitch="variable" fo:font-size="24pt" style:font-size-asian="24pt" style:font-size-complex="24pt"/>
    </style:style>
    <style:style style:name="blanko-vorlage-verkleinert-ohneschrift27-outline4" style:family="presentation" style:parent-style-name="blanko-vorlage-verkleinert-ohneschrift27-outline3">
      <style:paragraph-properties fo:margin-top="0cm" fo:margin-bottom="0.2cm"/>
      <style:text-properties style:font-name="Verdana3" fo:font-family="Verdana" style:font-family-generic="swiss" style:font-pitch="variable" fo:font-size="20pt" style:font-size-asian="20pt" style:font-size-complex="20pt"/>
    </style:style>
    <style:style style:name="blanko-vorlage-verkleinert-ohneschrift27-outline5" style:family="presentation" style:parent-style-name="blanko-vorlage-verkleinert-ohneschrift27-outline4">
      <style:paragraph-properties fo:margin-top="0cm" fo:margin-bottom="0.1cm"/>
      <style:text-properties style:font-name="Verdana3" fo:font-family="Verdana" style:font-family-generic="swiss" style:font-pitch="variable" fo:font-size="20pt" style:font-size-asian="20pt" style:font-size-complex="20pt"/>
    </style:style>
    <style:style style:name="blanko-vorlage-verkleinert-ohneschrift27-outline6" style:family="presentation" style:parent-style-name="blanko-vorlage-verkleinert-ohneschrift27-outline5">
      <style:paragraph-properties fo:margin-top="0cm" fo:margin-bottom="0.1cm"/>
      <style:text-properties style:font-name="Verdana3" fo:font-family="Verdana" style:font-family-generic="swiss" style:font-pitch="variable" fo:font-size="20pt" style:font-size-asian="20pt" style:font-size-complex="20pt"/>
    </style:style>
    <style:style style:name="blanko-vorlage-verkleinert-ohneschrift27-outline7" style:family="presentation" style:parent-style-name="blanko-vorlage-verkleinert-ohneschrift27-outline6">
      <style:paragraph-properties fo:margin-top="0cm" fo:margin-bottom="0.1cm"/>
      <style:text-properties style:font-name="Verdana3" fo:font-family="Verdana" style:font-family-generic="swiss" style:font-pitch="variable" fo:font-size="20pt" style:font-size-asian="20pt" style:font-size-complex="20pt"/>
    </style:style>
    <style:style style:name="blanko-vorlage-verkleinert-ohneschrift27-outline8" style:family="presentation" style:parent-style-name="blanko-vorlage-verkleinert-ohneschrift27-outline7">
      <style:paragraph-properties fo:margin-top="0cm" fo:margin-bottom="0.1cm"/>
      <style:text-properties fo:font-size="20pt" style:font-size-asian="20pt" style:font-size-complex="20pt"/>
    </style:style>
    <style:style style:name="blanko-vorlage-verkleinert-ohneschrift27-outline9" style:family="presentation" style:parent-style-name="blanko-vorlage-verkleinert-ohneschrift27-outline8">
      <style:paragraph-properties fo:margin-top="0cm" fo:margin-bottom="0.1cm"/>
      <style:text-properties fo:font-size="20pt" style:font-size-asian="20pt" style:font-size-complex="20pt"/>
    </style:style>
    <style:style style:name="blanko-vorlage-verkleinert-ohneschrift27-subtitle" style:family="presentation">
      <style:graphic-properties draw:stroke="none" draw:fill="none" draw:textarea-vertical-align="middle">
        <text:list-style style:name="blanko-vorlage-verkleinert-ohneschrift27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o-vorlage-verkleinert-ohneschrift27-title" style:family="presentation">
      <style:graphic-properties draw:stroke="none" draw:fill="none" draw:textarea-vertical-align="middle">
        <text:list-style style:name="blanko-vorlage-verkleinert-ohneschrift27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ffffff" style:text-outline="false" style:text-line-through-style="none" style:text-line-through-type="none" fo:font-size="36pt" fo:font-style="normal" fo:text-shadow="none" style:text-underline-style="none" fo:font-weight="normal" style:letter-kerning="true" style:font-size-asian="36pt" style:font-style-asian="normal" style:font-weight-asian="normal" style:font-size-complex="36pt" style:font-style-complex="normal" style:font-weight-complex="normal" style:text-emphasize="none" style:font-relief="none" style:text-overline-style="none" style:text-overline-color="font-color"/>
    </style:style>
    <style:style style:name="blanko-vorlage-verkleinert-ohneschrift28-background" style:family="presentation">
      <style:graphic-properties draw:stroke="none" draw:fill="none"/>
      <style:text-properties style:letter-kerning="true"/>
    </style:style>
    <style:style style:name="blanko-vorlage-verkleinert-ohneschrift2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o-vorlage-verkleinert-ohneschrift28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o-vorlage-verkleinert-ohneschrift28-outline1" style:family="presentation">
      <style:graphic-properties draw:stroke="none" draw:fill="none" draw:auto-grow-height="false" draw:fit-to-size="shrink-to-fit">
        <text:list-style style:name="blanko-vorlage-verkleinert-ohneschrift28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Verdana3" fo:font-family="Verdana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o-vorlage-verkleinert-ohneschrift28-outline2" style:family="presentation" style:parent-style-name="blanko-vorlage-verkleinert-ohneschrift28-outline1">
      <style:paragraph-properties fo:margin-left="0cm" fo:margin-right="0cm" fo:margin-top="0cm" fo:margin-bottom="0.4cm" fo:text-indent="0cm"/>
      <style:text-properties style:font-name="Verdana3" fo:font-family="Verdana" style:font-family-generic="swiss" style:font-pitch="variable" fo:font-size="28pt" style:font-size-asian="28pt" style:font-size-complex="28pt"/>
    </style:style>
    <style:style style:name="blanko-vorlage-verkleinert-ohneschrift28-outline3" style:family="presentation" style:parent-style-name="blanko-vorlage-verkleinert-ohneschrift28-outline2">
      <style:paragraph-properties fo:margin-left="0cm" fo:margin-right="0cm" fo:margin-top="0cm" fo:margin-bottom="0.3cm" fo:text-indent="0cm"/>
      <style:text-properties style:font-name="Verdana3" fo:font-family="Verdana" style:font-family-generic="swiss" style:font-pitch="variable" fo:font-size="24pt" style:font-size-asian="24pt" style:font-size-complex="24pt"/>
    </style:style>
    <style:style style:name="blanko-vorlage-verkleinert-ohneschrift28-outline4" style:family="presentation" style:parent-style-name="blanko-vorlage-verkleinert-ohneschrift28-outline3">
      <style:paragraph-properties fo:margin-left="0cm" fo:margin-right="0cm" fo:margin-top="0cm" fo:margin-bottom="0.2cm" fo:text-indent="0cm"/>
      <style:text-properties style:font-name="Verdana3" fo:font-family="Verdana" style:font-family-generic="swiss" style:font-pitch="variable" fo:font-size="20pt" style:font-size-asian="20pt" style:font-size-complex="20pt"/>
    </style:style>
    <style:style style:name="blanko-vorlage-verkleinert-ohneschrift28-outline5" style:family="presentation" style:parent-style-name="blanko-vorlage-verkleinert-ohneschrift28-outline4">
      <style:paragraph-properties fo:margin-left="0cm" fo:margin-right="0cm" fo:margin-top="0cm" fo:margin-bottom="0.1cm" fo:text-indent="0cm"/>
      <style:text-properties style:font-name="Verdana3" fo:font-family="Verdana" style:font-family-generic="swiss" style:font-pitch="variable" fo:font-size="20pt" style:font-size-asian="20pt" style:font-size-complex="20pt"/>
    </style:style>
    <style:style style:name="blanko-vorlage-verkleinert-ohneschrift28-outline6" style:family="presentation" style:parent-style-name="blanko-vorlage-verkleinert-ohneschrift28-outline5">
      <style:paragraph-properties fo:margin-left="0cm" fo:margin-right="0cm" fo:margin-top="0cm" fo:margin-bottom="0.1cm" fo:text-indent="0cm"/>
      <style:text-properties style:font-name="Verdana3" fo:font-family="Verdana" style:font-family-generic="swiss" style:font-pitch="variable" fo:font-size="20pt" style:font-size-asian="20pt" style:font-size-complex="20pt"/>
    </style:style>
    <style:style style:name="blanko-vorlage-verkleinert-ohneschrift28-outline7" style:family="presentation" style:parent-style-name="blanko-vorlage-verkleinert-ohneschrift28-outline6">
      <style:paragraph-properties fo:margin-left="0cm" fo:margin-right="0cm" fo:margin-top="0cm" fo:margin-bottom="0.1cm" fo:text-indent="0cm"/>
      <style:text-properties style:font-name="Verdana3" fo:font-family="Verdana" style:font-family-generic="swiss" style:font-pitch="variable" fo:font-size="20pt" style:font-size-asian="20pt" style:font-size-complex="20pt"/>
    </style:style>
    <style:style style:name="blanko-vorlage-verkleinert-ohneschrift28-outline8" style:family="presentation" style:parent-style-name="blanko-vorlage-verkleinert-ohneschrift28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nko-vorlage-verkleinert-ohneschrift28-outline9" style:family="presentation" style:parent-style-name="blanko-vorlage-verkleinert-ohneschrift28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nko-vorlage-verkleinert-ohneschrift28-subtitle" style:family="presentation">
      <style:graphic-properties draw:stroke="none" draw:fill="none" draw:textarea-vertical-align="middle">
        <text:list-style style:name="blanko-vorlage-verkleinert-ohneschrift28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o-vorlage-verkleinert-ohneschrift28-title" style:family="presentation">
      <style:graphic-properties draw:stroke="none" draw:fill="none" draw:textarea-vertical-align="middle">
        <text:list-style style:name="blanko-vorlage-verkleinert-ohneschrift28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Verdana3" fo:font-family="Verdana" style:font-family-generic="swiss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einspaltig-ohne_5f_grau-background" style:display-name="einspaltig-ohne_grau-background" style:family="presentation">
      <style:graphic-properties draw:stroke="none" draw:fill="solid" draw:fill-color="#ffffff"/>
      <style:text-properties style:letter-kerning="true"/>
    </style:style>
    <style:style style:name="einspaltig-ohne_5f_grau-backgroundobjects" style:display-name="einspaltig-ohne_grau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inspaltig-ohne_5f_grau-notes" style:display-name="einspaltig-ohne_grau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einspaltig-ohne_5f_grau-outline1" style:display-name="einspaltig-ohne_grau-outline1" style:family="presentation">
      <style:graphic-properties draw:stroke="none" draw:fill="none" draw:auto-grow-height="false" draw:fit-to-size="shrink-to-fit">
        <text:list-style style:name="einspaltig-ohne_5f_grau-outline1" style:display-name="einspaltig-ohne_grau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cm" fo:line-height="100%" fo:text-align="start" fo:text-indent="0cm" style:writing-mode="lr-tb"/>
      <style:text-properties fo:color="#000000" style:text-outline="false" style:text-line-through-style="none" style:text-line-through-type="none" style:text-position="0% 58%" style:font-name="Arial2" fo:font-family="Arial" fo:font-size="15.3999996185303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einspaltig-ohne_5f_grau-outline2" style:display-name="einspaltig-ohne_grau-outline2" style:family="presentation" style:parent-style-name="einspaltig-ohne_5f_grau-outline1">
      <style:paragraph-properties fo:margin-left="0cm" fo:margin-right="0cm" fo:margin-top="0cm" fo:margin-bottom="0.44cm" fo:line-height="100%" fo:text-align="start" fo:text-indent="0cm" style:writing-mode="lr-tb"/>
      <style:text-properties fo:color="#000000" style:text-line-through-style="none" style:text-line-through-type="none" style:text-position="0% 58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einspaltig-ohne_5f_grau-outline3" style:display-name="einspaltig-ohne_grau-outline3" style:family="presentation" style:parent-style-name="einspaltig-ohne_5f_grau-outline2">
      <style:paragraph-properties fo:margin-left="0cm" fo:margin-right="0cm" fo:margin-top="0cm" fo:margin-bottom="0.33cm" fo:line-height="100%" fo:text-align="start" fo:text-indent="0cm" style:writing-mode="lr-tb"/>
      <style:text-properties fo:color="#000000" style:text-line-through-style="none" style:text-line-through-type="none" style:text-position="0% 58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einspaltig-ohne_5f_grau-outline4" style:display-name="einspaltig-ohne_grau-outline4" style:family="presentation" style:parent-style-name="einspaltig-ohne_5f_grau-outline3">
      <style:paragraph-properties fo:margin-left="0cm" fo:margin-right="0cm" fo:margin-top="0cm" fo:margin-bottom="0.22cm" fo:line-height="100%" fo:text-align="start" fo:text-indent="0cm" style:writing-mode="lr-tb"/>
      <style:text-properties fo:color="#000000" style:text-line-through-style="none" style:text-line-through-type="none" style:text-position="0% 58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einspaltig-ohne_5f_grau-outline5" style:display-name="einspaltig-ohne_grau-outline5" style:family="presentation" style:parent-style-name="einspaltig-ohne_5f_grau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einspaltig-ohne_5f_grau-outline6" style:display-name="einspaltig-ohne_grau-outline6" style:family="presentation" style:parent-style-name="einspaltig-ohne_5f_grau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einspaltig-ohne_5f_grau-outline7" style:display-name="einspaltig-ohne_grau-outline7" style:family="presentation" style:parent-style-name="einspaltig-ohne_5f_grau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einspaltig-ohne_5f_grau-outline8" style:display-name="einspaltig-ohne_grau-outline8" style:family="presentation" style:parent-style-name="einspaltig-ohne_5f_grau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einspaltig-ohne_5f_grau-outline9" style:display-name="einspaltig-ohne_grau-outline9" style:family="presentation" style:parent-style-name="einspaltig-ohne_5f_grau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einspaltig-ohne_5f_grau-subtitle" style:display-name="einspaltig-ohne_grau-subtitle" style:family="presentation">
      <style:graphic-properties draw:stroke="none" draw:fill="none" draw:textarea-vertical-align="middle">
        <text:list-style style:name="einspaltig-ohne_5f_grau-subtitle" style:display-name="einspaltig-ohne_grau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inspaltig-ohne_5f_grau-title" style:display-name="einspaltig-ohne_grau-title" style:family="presentation">
      <style:graphic-properties draw:stroke="none" draw:fill="none" draw:textarea-vertical-align="middle">
        <text:list-style style:name="einspaltig-ohne_5f_grau-title" style:display-name="einspaltig-ohne_grau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color="#000000" style:text-outline="false" style:text-line-through-style="none" style:text-line-through-type="none" style:text-position="0% 58%" style:font-name="Arial2" fo:font-family="Arial" fo:font-size="18.1000003814697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vielen-dank-background" style:family="presentation">
      <style:graphic-properties draw:stroke="none" draw:fill="solid" draw:fill-color="#ffffff"/>
      <style:text-properties style:letter-kerning="true"/>
    </style:style>
    <style:style style:name="vielen-d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ielen-dank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vielen-dank-outline1" style:family="presentation">
      <style:graphic-properties draw:stroke="none" draw:fill="none" draw:auto-grow-height="false" draw:fit-to-size="shrink-to-fit">
        <text:list-style style:name="vielen-d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cm" fo:line-height="100%" fo:text-align="start" fo:text-indent="0cm" style:writing-mode="lr-tb"/>
      <style:text-properties fo:color="#000000" style:text-outline="false" style:text-line-through-style="none" style:text-line-through-type="none" style:text-position="0% 58%" style:font-name="Arial2" fo:font-family="Arial" fo:font-size="15.3999996185303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vielen-dank-outline2" style:family="presentation" style:parent-style-name="vielen-dank-outline1">
      <style:paragraph-properties fo:margin-left="0cm" fo:margin-right="0cm" fo:margin-top="0cm" fo:margin-bottom="0.44cm" fo:line-height="100%" fo:text-align="start" fo:text-indent="0cm" style:writing-mode="lr-tb"/>
      <style:text-properties fo:color="#000000" style:text-line-through-style="none" style:text-line-through-type="none" style:text-position="0% 58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vielen-dank-outline3" style:family="presentation" style:parent-style-name="vielen-dank-outline2">
      <style:paragraph-properties fo:margin-left="0cm" fo:margin-right="0cm" fo:margin-top="0cm" fo:margin-bottom="0.33cm" fo:line-height="100%" fo:text-align="start" fo:text-indent="0cm" style:writing-mode="lr-tb"/>
      <style:text-properties fo:color="#000000" style:text-line-through-style="none" style:text-line-through-type="none" style:text-position="0% 58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vielen-dank-outline4" style:family="presentation" style:parent-style-name="vielen-dank-outline3">
      <style:paragraph-properties fo:margin-left="0cm" fo:margin-right="0cm" fo:margin-top="0cm" fo:margin-bottom="0.22cm" fo:line-height="100%" fo:text-align="start" fo:text-indent="0cm" style:writing-mode="lr-tb"/>
      <style:text-properties fo:color="#000000" style:text-line-through-style="none" style:text-line-through-type="none" style:text-position="0% 58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vielen-dank-outline5" style:family="presentation" style:parent-style-name="vielen-dank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vielen-dank-outline6" style:family="presentation" style:parent-style-name="vielen-dank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vielen-dank-outline7" style:family="presentation" style:parent-style-name="vielen-dank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vielen-dank-outline8" style:family="presentation" style:parent-style-name="vielen-dank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vielen-dank-outline9" style:family="presentation" style:parent-style-name="vielen-dank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vielen-dank-subtitle" style:family="presentation">
      <style:graphic-properties draw:stroke="none" draw:fill="none" draw:textarea-vertical-align="middle">
        <text:list-style style:name="vielen-d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elen-dank-title" style:family="presentation">
      <style:graphic-properties draw:stroke="none" draw:fill="none" draw:textarea-vertical-align="middle">
        <text:list-style style:name="vielen-d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color="#000000" style:text-outline="false" style:text-line-through-style="none" style:text-line-through-type="none" style:text-position="0% 58%" style:font-name="Arial2" fo:font-family="Arial" fo:font-size="18.1000003814697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9.7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anko-vorlage-verkleinert-backgroundobjects">
      <style:graphic-properties draw:stroke="none" draw:fill="none" draw:fill-color="#ffffff" draw:auto-grow-height="false" fo:min-height="1.449cm"/>
    </style:style>
    <style:style style:name="Mpr2" style:family="presentation" style:parent-style-name="blanko-vorlage-verkleinert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anko-vorlage-verkleiner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rennfolie-backgroundobjects">
      <style:graphic-properties draw:stroke="none" draw:fill="none" draw:fill-color="#ffffff" draw:auto-grow-height="false" fo:min-height="1.449cm"/>
    </style:style>
    <style:style style:name="Mpr5" style:family="presentation" style:parent-style-name="Trennfolie-backgroundobjects">
      <style:graphic-properties draw:stroke="none" draw:fill="none" draw:fill-color="#ffffff" draw:auto-grow-height="false" fo:min-height="1.485cm"/>
    </style:style>
    <style:style style:name="Mpr6" style:family="presentation" style:parent-style-name="Trennfolie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intergrund-backgroundobjects">
      <style:graphic-properties draw:stroke="none" draw:fill="none" draw:fill-color="#ffffff" draw:auto-grow-height="false" fo:min-height="1.449cm"/>
    </style:style>
    <style:style style:name="Mpr8" style:family="presentation" style:parent-style-name="hintergrund-backgroundobjects">
      <style:graphic-properties draw:stroke="none" draw:fill="none" draw:fill-color="#ffffff" draw:auto-grow-height="false" fo:min-height="1.485cm"/>
    </style:style>
    <style:style style:name="Mpr9" style:family="presentation" style:parent-style-name="hintergrund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kein-hintergrund-backgroundobjects">
      <style:graphic-properties draw:stroke="none" draw:fill="none" draw:fill-color="#ffffff" draw:auto-grow-height="false" fo:min-height="1.449cm"/>
    </style:style>
    <style:style style:name="Mpr11" style:family="presentation" style:parent-style-name="kein-hintergrund-backgroundobjects">
      <style:graphic-properties draw:stroke="none" draw:fill="none" draw:fill-color="#ffffff" draw:auto-grow-height="false" fo:min-height="1.485cm"/>
    </style:style>
    <style:style style:name="Mpr12" style:family="presentation" style:parent-style-name="kein-hintergrund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_32_-inhalte-breit-überschrift-outline1">
      <style:graphic-properties fo:min-height="12.18cm"/>
    </style:style>
    <style:style style:name="Mpr14" style:family="presentation" style:parent-style-name="_32_-inhalte-breit-überschrift-backgroundobjects">
      <style:graphic-properties draw:stroke="none" draw:fill="none" draw:fill-color="#ffffff" draw:auto-grow-height="false" fo:min-height="1.449cm"/>
    </style:style>
    <style:style style:name="Mpr15" style:family="presentation" style:parent-style-name="_32_-inhalte-breit-überschrift-backgroundobjects">
      <style:graphic-properties draw:stroke="none" draw:fill="none" draw:fill-color="#ffffff" draw:auto-grow-height="false" fo:min-height="1.485cm"/>
    </style:style>
    <style:style style:name="Mpr16" style:family="presentation" style:parent-style-name="_32_-inhalte-breit-überschrift-backgroundobjects">
      <style:graphic-properties draw:stroke="none" draw:fill="none" draw:fill-color="#ffffff" draw:textarea-vertical-align="bottom" draw:auto-grow-height="false" fo:min-height="1.485cm"/>
    </style:style>
    <style:style style:name="Mpr17" style:family="presentation" style:parent-style-name="_32_-inhalte-überschrift-backgroundobjects">
      <style:graphic-properties draw:stroke="none" draw:fill="none" draw:fill-color="#ffffff" draw:auto-grow-height="false" fo:min-height="1.449cm"/>
    </style:style>
    <style:style style:name="Mpr18" style:family="presentation" style:parent-style-name="_32_-inhalte-überschrift-backgroundobjects">
      <style:graphic-properties draw:stroke="none" draw:fill="none" draw:fill-color="#ffffff" draw:auto-grow-height="false" fo:min-height="1.485cm"/>
    </style:style>
    <style:style style:name="Mpr19" style:family="presentation" style:parent-style-name="_32_-inhalte-überschrift-backgroundobjects">
      <style:graphic-properties draw:stroke="none" draw:fill="none" draw:fill-color="#ffffff" draw:textarea-vertical-align="bottom" draw:auto-grow-height="false" fo:min-height="1.485cm"/>
    </style:style>
    <style:style style:name="Mpr20" style:family="presentation" style:parent-style-name="_34_-inhalte-überschrift-backgroundobjects">
      <style:graphic-properties draw:stroke="none" draw:fill="none" draw:fill-color="#ffffff" draw:auto-grow-height="false" fo:min-height="1.449cm"/>
    </style:style>
    <style:style style:name="Mpr21" style:family="presentation" style:parent-style-name="_34_-inhalte-überschrift-backgroundobjects">
      <style:graphic-properties draw:stroke="none" draw:fill="none" draw:fill-color="#ffffff" draw:auto-grow-height="false" fo:min-height="1.485cm"/>
    </style:style>
    <style:style style:name="Mpr22" style:family="presentation" style:parent-style-name="_34_-inhalte-überschrift-backgroundobjects">
      <style:graphic-properties draw:stroke="none" draw:fill="none" draw:fill-color="#ffffff" draw:textarea-vertical-align="bottom" draw:auto-grow-height="false" fo:min-height="1.485cm"/>
    </style:style>
    <style:style style:name="Mpr23" style:family="presentation" style:parent-style-name="blanko-vorlage-verkleinert-ohneschrift27-backgroundobjects">
      <style:graphic-properties draw:stroke="none" draw:fill="none" draw:fill-color="#ffffff" draw:auto-grow-height="false" fo:min-height="1.449cm"/>
    </style:style>
    <style:style style:name="Mpr24" style:family="presentation" style:parent-style-name="blanko-vorlage-verkleinert-ohneschrift27-backgroundobjects">
      <style:graphic-properties draw:stroke="none" draw:fill="none" draw:fill-color="#ffffff" draw:auto-grow-height="false" fo:min-height="1.485cm"/>
    </style:style>
    <style:style style:name="Mpr25" style:family="presentation" style:parent-style-name="blanko-vorlage-verkleinert-ohneschrift27-backgroundobjects">
      <style:graphic-properties draw:stroke="none" draw:fill="none" draw:fill-color="#ffffff" draw:textarea-vertical-align="bottom" draw:auto-grow-height="false" fo:min-height="1.485cm"/>
    </style:style>
    <style:style style:name="Mpr26" style:family="presentation" style:parent-style-name="blanko-vorlage-verkleinert-ohneschrift28-backgroundobjects">
      <style:graphic-properties draw:stroke="none" draw:fill="none" draw:fill-color="#ffffff" draw:auto-grow-height="false" fo:min-height="1.449cm"/>
    </style:style>
    <style:style style:name="Mpr27" style:family="presentation" style:parent-style-name="blanko-vorlage-verkleinert-ohneschrift28-backgroundobjects">
      <style:graphic-properties draw:stroke="none" draw:fill="none" draw:fill-color="#ffffff" draw:auto-grow-height="false" fo:min-height="1.485cm"/>
    </style:style>
    <style:style style:name="Mpr28" style:family="presentation" style:parent-style-name="blanko-vorlage-verkleinert-ohneschrift28-backgroundobjects">
      <style:graphic-properties draw:stroke="none" draw:fill="none" draw:fill-color="#ffffff" draw:textarea-vertical-align="bottom" draw:auto-grow-height="false" fo:min-height="1.485cm"/>
    </style:style>
    <style:style style:name="Mpr29" style:family="presentation" style:parent-style-name="einspaltig-ohne_5f_grau-backgroundobjects">
      <style:graphic-properties draw:stroke="none" svg:stroke-width="0cm" draw:fill="none" draw:fill-color="#ffffff" draw:textarea-vertical-align="top" draw:auto-grow-height="false" draw:fit-to-size="false" fo:min-height="11.049cm" fo:padding-top="0.202cm" fo:padding-bottom="0.202cm" fo:padding-left="0.202cm" fo:padding-right="0.202cm" fo:wrap-option="wrap"/>
    </style:style>
    <style:style style:name="Mpr30" style:family="presentation" style:parent-style-name="einspaltig-ohne_5f_grau-backgroundobjects">
      <style:graphic-properties draw:stroke="none" draw:fill="none" draw:fill-color="#ffffff" draw:auto-grow-height="false" fo:min-height="1.314cm"/>
    </style:style>
    <style:style style:name="Mpr31" style:family="presentation" style:parent-style-name="einspaltig-ohne_5f_grau-backgroundobjects">
      <style:graphic-properties draw:stroke="none" draw:fill="none" draw:fill-color="#ffffff" draw:auto-grow-height="false" fo:min-height="1.27cm"/>
    </style:style>
    <style:style style:name="Mpr32" style:family="presentation" style:parent-style-name="einspaltig-ohne_5f_grau-backgroundobjects">
      <style:graphic-properties draw:stroke="none" draw:fill="none" draw:fill-color="#ffffff" draw:textarea-vertical-align="bottom" draw:auto-grow-height="false" fo:min-height="1.27cm"/>
    </style:style>
    <style:style style:name="Mpr33" style:family="presentation" style:parent-style-name="vielen-dank-backgroundobjects">
      <style:graphic-properties draw:stroke="none" draw:fill="none" draw:fill-color="#ffffff" draw:auto-grow-height="false" fo:min-height="1.27cm"/>
    </style:style>
    <style:style style:name="Mpr34" style:family="presentation" style:parent-style-name="vielen-dank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/>
    </style:style>
    <style:style style:name="MP10" style:family="paragraph">
      <loext:graphic-properties draw:fill="none"/>
      <style:paragraph-properties fo:text-align="start"/>
      <style:text-properties fo:font-size="18pt"/>
    </style:style>
    <style:style style:name="MP11" style:family="paragraph">
      <loext:graphic-properties draw:fill="none" draw:fill-color="#ffffff"/>
      <style:paragraph-properties fo:text-align="start" style:font-independent-line-spacing="true"/>
      <style:text-properties fo:font-size="11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4c4c4c" style:font-name="Verdana3" fo:font-size="11pt" style:font-size-asian="11pt" style:font-size-complex="11pt"/>
    </style:style>
    <style:style style:name="MT3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image text:level="1" xlink:href="Pictures/10000201000000640000006497BB7DB1FEB843D7.png" xlink:type="simple" xlink:show="embed" xlink:actuate="onLoad">
        <style:list-level-properties text:space-before="-0.447cm" text:min-label-width="1.647cm" style:vertical-pos="middle" style:vertical-rel="line" fo:width="1.2cm" fo:height="1.2cm"/>
      </text:list-level-style-image>
      <text:list-level-style-image text:level="2" xlink:href="Pictures/10000201000000640000006497BB7DB1FEB843D7.png" xlink:type="simple" xlink:show="embed" xlink:actuate="onLoad">
        <style:list-level-properties text:space-before="1.212cm" text:min-label-width="1.188cm" style:vertical-pos="middle" style:vertical-rel="line" fo:width="1.2cm" fo:height="1.2cm"/>
      </text:list-level-style-image>
      <text:list-level-style-image text:level="3" xlink:href="Pictures/10000201000000640000006497BB7DB1FEB843D7.png" xlink:type="simple" xlink:show="embed" xlink:actuate="onLoad">
        <style:list-level-properties text:space-before="2.385cm" text:min-label-width="1.215cm" style:vertical-pos="middle" style:vertical-rel="line" fo:width="1.2cm" fo:height="1.2cm"/>
      </text:list-level-style-image>
      <text:list-level-style-image text:level="4" xlink:href="Pictures/10000201000000640000006497BB7DB1FEB843D7.png" xlink:type="simple" xlink:show="embed" xlink:actuate="onLoad">
        <style:list-level-properties text:space-before="3.612cm" text:min-label-width="1.188cm" style:vertical-pos="middle" style:vertical-rel="line" fo:width="1.2cm" fo:height="1.2cm"/>
      </text:list-level-style-image>
      <text:list-level-style-image text:level="5" xlink:href="Pictures/10000201000000640000006497BB7DB1FEB843D7.png" xlink:type="simple" xlink:show="embed" xlink:actuate="onLoad">
        <style:list-level-properties text:space-before="4.8cm" text:min-label-width="0.6cm" style:vertical-pos="middle" style:vertical-rel="line" fo:width="1.2cm" fo:height="1.2cm"/>
      </text:list-level-style-image>
      <text:list-level-style-image text:level="6" xlink:href="Pictures/10000201000000640000006497BB7DB1FEB843D7.png" xlink:type="simple" xlink:show="embed" xlink:actuate="onLoad">
        <style:list-level-properties text:space-before="5.778cm" text:min-label-width="0.621cm" style:vertical-pos="middle" style:vertical-rel="line" fo:width="1.2cm" fo:height="1.2cm"/>
      </text:list-level-style-image>
      <text:list-level-style-image text:level="7" xlink:href="Pictures/10000201000000640000006497BB7DB1FEB843D7.png" xlink:type="simple" xlink:show="embed" xlink:actuate="onLoad">
        <style:list-level-properties text:space-before="6.879cm" text:min-label-width="0.6cm" style:vertical-pos="middle" style:vertical-rel="line" fo:width="1.2cm" fo:height="1.2cm"/>
      </text:list-level-style-image>
      <text:list-level-style-image text:level="8" xlink:href="Pictures/10000201000000640000006497BB7DB1FEB843D7.png" xlink:type="simple" xlink:show="embed" xlink:actuate="onLoad">
        <style:list-level-properties text:space-before="9cm" text:min-label-width="0.6cm" style:vertical-pos="middle" style:vertical-rel="line" fo:width="1.2cm" fo:height="1.2cm"/>
      </text:list-level-style-image>
      <text:list-level-style-image text:level="9" xlink:href="Pictures/10000201000000640000006497BB7DB1FEB843D7.png" xlink:type="simple" xlink:show="embed" xlink:actuate="onLoad">
        <style:list-level-properties text:space-before="10.2cm" text:min-label-width="0.6cm" style:vertical-pos="middle" style:vertical-rel="line" fo:width="1.2cm" fo:height="1.2cm"/>
      </text:list-level-style-image>
      <text:list-level-style-image text:level="10" xlink:href="Pictures/10000201000000640000006497BB7DB1FEB843D7.png" xlink:type="simple" xlink:show="embed" xlink:actuate="onLoad">
        <style:list-level-properties text:space-before="11.4cm" text:min-label-width="0.6cm" style:vertical-pos="middle" style:vertical-rel="line" fo:width="1.2cm" fo:height="1.2cm"/>
      </text:list-level-style-image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6.362cm" svg:x="1cm" svg:y="3.091cm"/>
      <draw:page-thumbnail draw:layer="backgroundobjects" svg:width="8.999cm" svg:height="6.362cm" svg:x="1cm" svg:y="11.667cm"/>
      <draw:page-thumbnail draw:layer="backgroundobjects" svg:width="8.999cm" svg:height="6.362cm" svg:x="1cm" svg:y="20.243cm"/>
      <draw:page-thumbnail draw:layer="backgroundobjects" svg:width="8.999cm" svg:height="6.362cm" svg:x="11cm" svg:y="3.091cm"/>
      <draw:page-thumbnail draw:layer="backgroundobjects" svg:width="8.999cm" svg:height="6.362cm" svg:x="11cm" svg:y="11.667cm"/>
      <draw:page-thumbnail draw:layer="backgroundobjects" svg:width="8.999cm" svg:height="6.362cm" svg:x="11cm" svg:y="20.243cm"/>
    </style:handout-master>
    <style:master-page style:name="blanko-vorlage-verkleinert" style:page-layout-name="PM1" draw:style-name="Mdp1">
      <draw:frame draw:style-name="Mgr3" draw:text-style-name="MP5" draw:layer="backgroundobjects" svg:width="29.697cm" svg:height="20.994cm" svg:x="0.003cm" svg:y="0.001cm">
        <draw:image xlink:href="Pictures/10000000000006DA000004D8E95EF7514C5BBDB7.png" xlink:type="simple" xlink:show="embed" xlink:actuate="onLoad">
          <text:p/>
        </draw:image>
      </draw:frame>
      <draw:frame presentation:style-name="blanko-vorlage-verkleinert-title" draw:layer="backgroundobjects" svg:width="26.729cm" svg:height="3.506cm" svg:x="1.485cm" svg:y="0.837cm" presentation:class="title" presentation:placeholder="true">
        <draw:text-box/>
      </draw:frame>
      <draw:frame presentation:style-name="blanko-vorlage-verkleinert-outline1" draw:layer="backgroundobjects" svg:width="26.729cm" svg:height="12.18cm" svg:x="1.485cm" svg:y="4.914cm" presentation:class="outline" presentation:placeholder="true">
        <draw:text-box/>
      </draw:frame>
      <draw:frame presentation:style-name="Mpr1" draw:text-style-name="MP2" draw:layer="backgroundobjects" svg:width="6.919cm" svg:height="1.448cm" svg:x="1.485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9.414cm" svg:height="1.448cm" svg:x="10.157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919cm" svg:height="1.448cm" svg:x="21.294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2">
        <draw:page-thumbnail presentation:style-name="blanko-vorlage-verkleinert-title" draw:layer="backgroundobjects" svg:width="14.848cm" svg:height="11.136cm" svg:x="3.075cm" svg:y="2.257cm" presentation:class="page"/>
        <draw:frame presentation:style-name="blanko-vorlage-verkleiner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Trennfolie" style:page-layout-name="PM1" draw:style-name="Mdp1">
      <draw:frame draw:style-name="Mgr3" draw:text-style-name="MP5" draw:layer="backgroundobjects" svg:width="29.697cm" svg:height="20.994cm" svg:x="0.016cm" svg:y="0.03cm">
        <draw:image xlink:href="Pictures/10000000000006DA000004D820371D32.png" xlink:type="simple" xlink:show="embed" xlink:actuate="onLoad">
          <text:p/>
        </draw:image>
      </draw:frame>
      <draw:frame presentation:style-name="Trennfolie-title" draw:layer="backgroundobjects" svg:width="26.729cm" svg:height="3.506cm" svg:x="1.485cm" svg:y="0.837cm" presentation:class="title" presentation:placeholder="true">
        <draw:text-box/>
      </draw:frame>
      <draw:frame presentation:style-name="Trennfolie-outline1" draw:layer="backgroundobjects" svg:width="26.729cm" svg:height="12.18cm" svg:x="1.485cm" svg:y="4.914cm" presentation:class="outline" presentation:placeholder="true">
        <draw:text-box/>
      </draw:frame>
      <draw:frame presentation:style-name="Mpr4" draw:text-style-name="MP2" draw:layer="backgroundobjects" svg:width="6.919cm" svg:height="1.448cm" svg:x="1.485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.413cm" svg:height="1.448cm" svg:x="10.157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4" draw:text-style-name="MP4" draw:layer="backgroundobjects" svg:width="6.919cm" svg:height="1.448cm" svg:x="21.294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2">
        <draw:page-thumbnail presentation:style-name="Trennfolie-title" draw:layer="backgroundobjects" svg:width="15.749cm" svg:height="11.136cm" svg:x="2.625cm" svg:y="2.257cm" presentation:class="page"/>
        <draw:frame presentation:style-name="Trennfoli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hintergrund" style:page-layout-name="PM1" draw:style-name="Mdp1">
      <draw:frame draw:style-name="Mgr3" draw:text-style-name="MP5" draw:layer="backgroundobjects" svg:width="29.697cm" svg:height="20.994cm" svg:x="0cm" svg:y="0cm">
        <draw:image xlink:href="Pictures/10000201000006DA000004D85D524E5D.png" xlink:type="simple" xlink:show="embed" xlink:actuate="onLoad">
          <text:p/>
        </draw:image>
      </draw:frame>
      <draw:frame presentation:style-name="hintergrund-title" draw:layer="backgroundobjects" svg:width="26.729cm" svg:height="3.506cm" svg:x="1cm" svg:y="-0.51cm" presentation:class="title" presentation:placeholder="true">
        <draw:text-box/>
      </draw:frame>
      <draw:frame presentation:style-name="hintergrund-outline1" draw:layer="backgroundobjects" svg:width="27.614cm" svg:height="12.18cm" svg:x="1cm" svg:y="4.914cm" presentation:class="outline" presentation:placeholder="true">
        <draw:text-box/>
      </draw:frame>
      <draw:frame presentation:style-name="Mpr7" draw:text-style-name="MP2" draw:layer="backgroundobjects" svg:width="6.919cm" svg:height="1.448cm" svg:x="1.485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7" draw:layer="backgroundobjects" svg:width="9.413cm" svg:height="1.448cm" svg:x="10.157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7" draw:text-style-name="MP4" draw:layer="backgroundobjects" svg:width="6.919cm" svg:height="1.448cm" svg:x="21.294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draw:frame presentation:style-name="Mpr7" draw:text-style-name="MP2" draw:layer="backgroundobjects" svg:width="6.919cm" svg:height="0.8cm" svg:x="1cm" svg:y="20.201cm">
        <draw:text-box>
          <text:p><text:span text:style-name="MT2"><text:date style:data-style-name="D1" text:date-value="2017-08-17">17.08.17</text:date></text:span></text:p>
        </draw:text-box>
      </draw:frame>
      <draw:frame presentation:style-name="Mpr7" draw:text-style-name="MP4" draw:layer="backgroundobjects" svg:width="6.919cm" svg:height="0.669cm" svg:x="21.793cm" svg:y="20.182cm">
        <draw:text-box>
          <text:p text:style-name="MP8"><text:span text:style-name="MT2"><text:page-number>&lt;Foliennummer&gt;</text:page-number></text:span></text:p>
        </draw:text-box>
      </draw:frame>
      <presentation:notes style:page-layout-name="PM2">
        <draw:page-thumbnail presentation:style-name="hintergrund-title" draw:layer="backgroundobjects" svg:width="15.749cm" svg:height="11.136cm" svg:x="2.625cm" svg:y="2.257cm" presentation:class="page"/>
        <draw:frame presentation:style-name="hintergrund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kein-hintergrund" style:page-layout-name="PM1" draw:style-name="Mdp1">
      <draw:frame draw:style-name="Mgr3" draw:text-style-name="MP5" draw:layer="backgroundobjects" svg:width="29.697cm" svg:height="20.994cm" svg:x="0cm" svg:y="0cm">
        <draw:image xlink:href="Pictures/10000201000006DA000004D89A5F488FC6FB9D9E.png" xlink:type="simple" xlink:show="embed" xlink:actuate="onLoad">
          <text:p/>
        </draw:image>
      </draw:frame>
      <draw:frame presentation:style-name="kein-hintergrund-title" draw:layer="backgroundobjects" svg:width="26.729cm" svg:height="3.506cm" svg:x="1cm" svg:y="-0.51cm" presentation:class="title" presentation:placeholder="true">
        <draw:text-box/>
      </draw:frame>
      <draw:frame presentation:style-name="kein-hintergrund-outline1" draw:layer="backgroundobjects" svg:width="26.729cm" svg:height="12.18cm" svg:x="1.485cm" svg:y="4.914cm" presentation:class="outline" presentation:placeholder="true">
        <draw:text-box/>
      </draw:frame>
      <draw:frame presentation:style-name="Mpr10" draw:text-style-name="MP2" draw:layer="backgroundobjects" svg:width="6.919cm" svg:height="1.448cm" svg:x="1.485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7" draw:layer="backgroundobjects" svg:width="9.413cm" svg:height="1.448cm" svg:x="10.157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0" draw:text-style-name="MP4" draw:layer="backgroundobjects" svg:width="6.919cm" svg:height="1.448cm" svg:x="21.294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draw:frame presentation:style-name="Mpr10" draw:text-style-name="MP2" draw:layer="backgroundobjects" svg:width="6.919cm" svg:height="0.8cm" svg:x="1.002cm" svg:y="20.2cm">
        <draw:text-box>
          <text:p><text:span text:style-name="MT2"><text:date style:data-style-name="D1" text:date-value="2017-08-17">17.08.17</text:date></text:span></text:p>
        </draw:text-box>
      </draw:frame>
      <draw:frame presentation:style-name="Mpr10" draw:text-style-name="MP4" draw:layer="backgroundobjects" svg:width="6.919cm" svg:height="0.669cm" svg:x="21.793cm" svg:y="20.181cm">
        <draw:text-box>
          <text:p text:style-name="MP8"><text:span text:style-name="MT2"><text:page-number>&lt;Foliennummer&gt;</text:page-number></text:span></text:p>
        </draw:text-box>
      </draw:frame>
      <presentation:notes style:page-layout-name="PM2">
        <draw:page-thumbnail presentation:style-name="kein-hintergrund-title" draw:layer="backgroundobjects" svg:width="15.749cm" svg:height="11.136cm" svg:x="2.625cm" svg:y="2.257cm" presentation:class="page"/>
        <draw:frame presentation:style-name="kein-hintergrund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_32_-inhalte-breit-überschrift" style:display-name="2-inhalte-breit-überschrift" style:page-layout-name="PM1" draw:style-name="Mdp1">
      <draw:frame draw:style-name="Mgr3" draw:text-style-name="MP5" draw:layer="backgroundobjects" svg:width="29.697cm" svg:height="20.994cm" svg:x="0cm" svg:y="0cm">
        <draw:image xlink:href="Pictures/10000201000006DA000004D89F281749.png" xlink:type="simple" xlink:show="embed" xlink:actuate="onLoad">
          <text:p/>
        </draw:image>
      </draw:frame>
      <draw:frame presentation:style-name="_32_-inhalte-breit-überschrift-title" draw:layer="backgroundobjects" svg:width="26.729cm" svg:height="3.506cm" svg:x="1cm" svg:y="-0.51cm" presentation:class="title" presentation:placeholder="true">
        <draw:text-box/>
      </draw:frame>
      <draw:frame presentation:style-name="Mpr13" draw:layer="backgroundobjects" svg:width="27.6cm" svg:height="12.18cm" svg:x="1cm" svg:y="5.8cm" presentation:class="outline">
        <draw:text-box>
          <text:list text:style-name="ML3">
            <text:list-item>
              <text:p>Klicken Sie, um die Formate des Gliederungstextes zu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  <text:list>
                        <text:list-item>
                          <text:p>Vierte Gliederungsebene</text:p>
                          <text:list>
                            <text:list-item>
                              <text:p>Fünfte Gliederungsebene</text:p>
                              <text:list>
                                <text:list-item>
                                  <text:p>Sechste Gliederungsebene</text:p>
                                  <text:list>
                                    <text:list-item>
                                      <text:p>Siebente Gliederungsebene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4" draw:text-style-name="MP2" draw:layer="backgroundobjects" svg:width="6.919cm" svg:height="1.448cm" svg:x="1.485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4" draw:text-style-name="MP7" draw:layer="backgroundobjects" svg:width="9.413cm" svg:height="1.448cm" svg:x="10.157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4" draw:text-style-name="MP4" draw:layer="backgroundobjects" svg:width="6.919cm" svg:height="1.448cm" svg:x="21.294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draw:frame presentation:style-name="Mpr14" draw:text-style-name="MP4" draw:layer="backgroundobjects" svg:width="6.919cm" svg:height="0.669cm" svg:x="21.792cm" svg:y="20.18cm">
        <draw:text-box>
          <text:p text:style-name="MP8"><text:span text:style-name="MT2"><text:page-number>&lt;Foliennummer&gt;</text:page-number></text:span></text:p>
        </draw:text-box>
      </draw:frame>
      <draw:frame presentation:style-name="Mpr14" draw:text-style-name="MP2" draw:layer="backgroundobjects" svg:width="6.919cm" svg:height="0.8cm" svg:x="1.001cm" svg:y="20.2cm">
        <draw:text-box>
          <text:p><text:span text:style-name="MT2"><text:date style:data-style-name="D1" text:date-value="2017-08-17">17.08.17</text:date></text:span></text:p>
        </draw:text-box>
      </draw:frame>
      <presentation:notes style:page-layout-name="PM2">
        <draw:page-thumbnail presentation:style-name="_32_-inhalte-breit-überschrift-title" draw:layer="backgroundobjects" svg:width="15.749cm" svg:height="11.136cm" svg:x="2.625cm" svg:y="2.257cm" presentation:class="page"/>
        <draw:frame presentation:style-name="_32_-inhalte-breit-überschrift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_32_-inhalte-überschrift" style:display-name="2-inhalte-überschrift" style:page-layout-name="PM1" draw:style-name="Mdp1">
      <draw:frame draw:style-name="Mgr3" draw:text-style-name="MP5" draw:layer="backgroundobjects" svg:width="29.697cm" svg:height="20.994cm" svg:x="0cm" svg:y="0cm">
        <draw:image xlink:href="Pictures/10000201000006DA000004D873512F90.png" xlink:type="simple" xlink:show="embed" xlink:actuate="onLoad">
          <text:p/>
        </draw:image>
      </draw:frame>
      <draw:frame presentation:style-name="_32_-inhalte-überschrift-title" draw:layer="backgroundobjects" svg:width="26.729cm" svg:height="3.506cm" svg:x="1cm" svg:y="-0.51cm" presentation:class="title" presentation:placeholder="true">
        <draw:text-box/>
      </draw:frame>
      <draw:frame presentation:style-name="_32_-inhalte-überschrift-outline1" draw:layer="backgroundobjects" svg:width="26.729cm" svg:height="12.18cm" svg:x="1.485cm" svg:y="5.514cm" presentation:class="outline" presentation:placeholder="true">
        <draw:text-box/>
      </draw:frame>
      <draw:frame presentation:style-name="Mpr17" draw:text-style-name="MP2" draw:layer="backgroundobjects" svg:width="6.919cm" svg:height="1.448cm" svg:x="1.485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7" draw:text-style-name="MP7" draw:layer="backgroundobjects" svg:width="9.413cm" svg:height="1.448cm" svg:x="10.157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7" draw:text-style-name="MP4" draw:layer="backgroundobjects" svg:width="6.919cm" svg:height="1.448cm" svg:x="21.294cm" svg:y="19.131cm" presentation:class="page-number">
        <draw:text-box>
          <text:p text:style-name="MP3"><text:span text:style-name="MT3"><text:page-number>&lt;Foliennummer&gt;</text:page-number></text:span></text:p>
        </draw:text-box>
      </draw:frame>
      <draw:frame presentation:style-name="Mpr17" draw:text-style-name="MP4" draw:layer="backgroundobjects" svg:width="6.919cm" svg:height="0.669cm" svg:x="21.795cm" svg:y="20.183cm">
        <draw:text-box>
          <text:p text:style-name="MP8"><text:span text:style-name="MT2"><text:page-number>&lt;Foliennummer&gt;</text:page-number></text:span></text:p>
        </draw:text-box>
      </draw:frame>
      <draw:frame presentation:style-name="Mpr17" draw:text-style-name="MP2" draw:layer="backgroundobjects" svg:width="6.919cm" svg:height="0.8cm" svg:x="1.001cm" svg:y="20.2cm">
        <draw:text-box>
          <text:p><text:span text:style-name="MT2"><text:date style:data-style-name="D1" text:date-value="2017-08-17">17.08.17</text:date></text:span></text:p>
        </draw:text-box>
      </draw:frame>
      <presentation:notes style:page-layout-name="PM2">
        <draw:page-thumbnail presentation:style-name="_32_-inhalte-überschrift-title" draw:layer="backgroundobjects" svg:width="15.749cm" svg:height="11.136cm" svg:x="2.625cm" svg:y="2.257cm" presentation:class="page"/>
        <draw:frame presentation:style-name="_32_-inhalte-überschrift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_34_-inhalte-überschrift" style:display-name="4-inhalte-überschrift" style:page-layout-name="PM1" draw:style-name="Mdp1">
      <draw:frame draw:style-name="Mgr3" draw:text-style-name="MP5" draw:layer="backgroundobjects" svg:width="29.697cm" svg:height="20.994cm" svg:x="0cm" svg:y="0cm">
        <draw:image xlink:href="Pictures/10000201000006DA000004D869EFBC76.png" xlink:type="simple" xlink:show="embed" xlink:actuate="onLoad">
          <text:p/>
        </draw:image>
      </draw:frame>
      <draw:frame presentation:style-name="_34_-inhalte-überschrift-title" draw:layer="backgroundobjects" svg:width="26.729cm" svg:height="3.506cm" svg:x="1cm" svg:y="-0.51cm" presentation:class="title" presentation:placeholder="true">
        <draw:text-box/>
      </draw:frame>
      <draw:frame presentation:style-name="_34_-inhalte-überschrift-outline1" draw:layer="backgroundobjects" svg:width="26.729cm" svg:height="12.18cm" svg:x="1.485cm" svg:y="4.914cm" presentation:class="outline" presentation:placeholder="true">
        <draw:text-box/>
      </draw:frame>
      <draw:frame presentation:style-name="Mpr20" draw:text-style-name="MP2" draw:layer="backgroundobjects" svg:width="6.919cm" svg:height="1.448cm" svg:x="1.485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20" draw:text-style-name="MP7" draw:layer="backgroundobjects" svg:width="9.413cm" svg:height="1.448cm" svg:x="10.157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20" draw:text-style-name="MP4" draw:layer="backgroundobjects" svg:width="6.919cm" svg:height="1.448cm" svg:x="21.294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draw:frame presentation:style-name="Mpr20" draw:text-style-name="MP2" draw:layer="backgroundobjects" svg:width="6.919cm" svg:height="1.448cm" svg:x="1.486cm" svg:y="19.132cm">
        <draw:text-box>
          <text:p><text:span text:style-name="MT1"><presentation:date-time/></text:span></text:p>
        </draw:text-box>
      </draw:frame>
      <draw:frame presentation:style-name="Mpr20" draw:text-style-name="MP7" draw:layer="backgroundobjects" svg:width="9.413cm" svg:height="1.448cm" svg:x="10.158cm" svg:y="19.132cm">
        <draw:text-box>
          <text:p text:style-name="MP9"><text:span text:style-name="MT1"><presentation:footer/></text:span></text:p>
        </draw:text-box>
      </draw:frame>
      <draw:frame presentation:style-name="Mpr20" draw:text-style-name="MP4" draw:layer="backgroundobjects" svg:width="6.919cm" svg:height="1.448cm" svg:x="21.295cm" svg:y="19.132cm">
        <draw:text-box>
          <text:p text:style-name="MP8"><text:span text:style-name="MT3"><text:page-number>&lt;Foliennummer&gt;</text:page-number></text:span></text:p>
        </draw:text-box>
      </draw:frame>
      <draw:frame presentation:style-name="Mpr20" draw:text-style-name="MP4" draw:layer="backgroundobjects" svg:width="6.919cm" svg:height="0.669cm" svg:x="21.794cm" svg:y="20.182cm">
        <draw:text-box>
          <text:p text:style-name="MP8"><text:span text:style-name="MT2"><text:page-number>&lt;Foliennummer&gt;</text:page-number></text:span></text:p>
        </draw:text-box>
      </draw:frame>
      <draw:frame presentation:style-name="Mpr20" draw:text-style-name="MP2" draw:layer="backgroundobjects" svg:width="6.919cm" svg:height="0.8cm" svg:x="1.001cm" svg:y="20.2cm">
        <draw:text-box>
          <text:p><text:span text:style-name="MT2"><text:date style:data-style-name="D1" text:date-value="2017-08-17">17.08.17</text:date></text:span></text:p>
        </draw:text-box>
      </draw:frame>
      <presentation:notes style:page-layout-name="PM2">
        <draw:page-thumbnail presentation:style-name="_34_-inhalte-überschrift-title" draw:layer="backgroundobjects" svg:width="0.001cm" svg:height="0.001cm" svg:x="0cm" svg:y="2.257cm" presentation:class="page"/>
        <draw:frame presentation:style-name="_34_-inhalte-überschrift-notes" draw:layer="backgroundobjects" svg:width="16.799cm" svg:height="13.364cm" svg:x="2.1cm" svg:y="14.107cm" presentation:class="notes" presentation:placeholder="true">
          <draw:text-box/>
        </draw:frame>
        <draw:frame presentation:style-name="Mpr2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blanko-vorlage-verkleinert-ohneschrift27" style:page-layout-name="PM1" draw:style-name="Mdp1">
      <draw:frame draw:style-name="Mgr4" draw:text-style-name="MP5" draw:layer="backgroundobjects" svg:width="29.7cm" svg:height="21cm" svg:x="0cm" svg:y="0cm">
        <draw:image xlink:href="Pictures/100000000000092200000676641F181C5FD1C9D2.jpg" xlink:type="simple" xlink:show="embed" xlink:actuate="onLoad">
          <text:p text:style-name="MP9"><text:s text:c="2"/></text:p>
        </draw:image>
      </draw:frame>
      <draw:frame presentation:style-name="blanko-vorlage-verkleinert-ohneschrift27-title" draw:layer="backgroundobjects" svg:width="26.729cm" svg:height="3.506cm" svg:x="1.8cm" svg:y="14.294cm" presentation:class="title" presentation:placeholder="true">
        <draw:text-box/>
      </draw:frame>
      <draw:frame presentation:style-name="blanko-vorlage-verkleinert-ohneschrift27-outline1" draw:layer="backgroundobjects" svg:width="26.729cm" svg:height="12.18cm" svg:x="1.485cm" svg:y="4.914cm" presentation:class="outline" presentation:placeholder="true">
        <draw:text-box/>
      </draw:frame>
      <draw:frame presentation:style-name="Mpr23" draw:text-style-name="MP2" draw:layer="backgroundobjects" svg:width="6.919cm" svg:height="1.448cm" svg:x="1.485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23" draw:text-style-name="MP7" draw:layer="backgroundobjects" svg:width="9.413cm" svg:height="1.448cm" svg:x="10.157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23" draw:text-style-name="MP4" draw:layer="backgroundobjects" svg:width="6.919cm" svg:height="1.448cm" svg:x="21.294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2">
        <draw:page-thumbnail presentation:style-name="blanko-vorlage-verkleinert-ohneschrift27-title" draw:layer="backgroundobjects" svg:width="0.001cm" svg:height="0.001cm" svg:x="0cm" svg:y="2.257cm" presentation:class="page"/>
        <draw:frame presentation:style-name="blanko-vorlage-verkleinert-ohneschrift27-notes" draw:layer="backgroundobjects" svg:width="16.799cm" svg:height="13.364cm" svg:x="2.1cm" svg:y="14.107cm" presentation:class="notes" presentation:placeholder="true">
          <draw:text-box/>
        </draw:frame>
        <draw:frame presentation:style-name="Mpr2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blanko-vorlage-verkleinert-ohneschrift28" style:page-layout-name="PM1" draw:style-name="Mdp1">
      <draw:frame draw:style-name="Mgr3" draw:text-style-name="MP5" draw:layer="backgroundobjects" svg:width="29.7cm" svg:height="21cm" svg:x="0cm" svg:y="0cm">
        <draw:image xlink:href="Pictures/1000000000000DB3000009B1111CE87F.jpg" xlink:type="simple" xlink:show="embed" xlink:actuate="onLoad">
          <text:p/>
        </draw:image>
      </draw:frame>
      <draw:frame presentation:style-name="blanko-vorlage-verkleinert-ohneschrift28-title" draw:layer="backgroundobjects" svg:width="26.729cm" svg:height="3.506cm" svg:x="1.485cm" svg:y="0.837cm" presentation:class="title" presentation:placeholder="true">
        <draw:text-box/>
      </draw:frame>
      <draw:frame presentation:style-name="blanko-vorlage-verkleinert-ohneschrift28-outline1" draw:layer="backgroundobjects" svg:width="26.729cm" svg:height="12.18cm" svg:x="1.485cm" svg:y="4.914cm" presentation:class="outline" presentation:placeholder="true">
        <draw:text-box/>
      </draw:frame>
      <draw:frame presentation:style-name="Mpr26" draw:text-style-name="MP2" draw:layer="backgroundobjects" svg:width="6.919cm" svg:height="1.448cm" svg:x="0cm" svg:y="21.552cm" presentation:class="date-time">
        <draw:text-box>
          <text:p text:style-name="MP1"><text:span text:style-name="MT1"><presentation:date-time/></text:span></text:p>
        </draw:text-box>
      </draw:frame>
      <draw:frame presentation:style-name="Mpr26" draw:text-style-name="MP7" draw:layer="backgroundobjects" svg:width="9.413cm" svg:height="1.448cm" svg:x="9.6cm" svg:y="21.4cm" presentation:class="footer">
        <draw:text-box>
          <text:p text:style-name="MP6"><text:span text:style-name="MT1"><presentation:footer/></text:span></text:p>
        </draw:text-box>
      </draw:frame>
      <draw:frame presentation:style-name="Mpr26" draw:text-style-name="MP4" draw:layer="backgroundobjects" svg:width="6.919cm" svg:height="1.448cm" svg:x="21.281cm" svg:y="21.752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2">
        <draw:page-thumbnail presentation:style-name="blanko-vorlage-verkleinert-ohneschrift28-title" draw:layer="backgroundobjects" svg:width="0.001cm" svg:height="0.001cm" svg:x="0cm" svg:y="2.257cm" presentation:class="page"/>
        <draw:frame presentation:style-name="blanko-vorlage-verkleinert-ohneschrift28-notes" draw:layer="backgroundobjects" svg:width="16.799cm" svg:height="13.364cm" svg:x="2.1cm" svg:y="14.107cm" presentation:class="notes" presentation:placeholder="true">
          <draw:text-box/>
        </draw:frame>
        <draw:frame presentation:style-name="Mpr2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einspaltig-ohne_5f_grau" style:display-name="einspaltig-ohne_grau" style:page-layout-name="PM1" draw:style-name="Mdp2">
      <draw:frame draw:name="Shape 75" draw:style-name="Mgr5" draw:text-style-name="MP10" draw:layer="backgroundobjects" svg:width="29.694cm" svg:height="20.991cm" svg:x="0.002cm" svg:y="0.004cm">
        <draw:image xlink:href="Pictures/10000201000006400000046B47E069EC.png" xlink:type="simple" xlink:show="embed" xlink:actuate="onLoad">
          <text:p/>
        </draw:image>
      </draw:frame>
      <draw:frame draw:name="Shape 76" presentation:style-name="einspaltig-ohne_5f_grau-outline1" draw:layer="backgroundobjects" svg:width="27.598cm" svg:height="16.399cm" svg:x="1.025cm" svg:y="3.7cm" presentation:class="outline" presentation:placeholder="true" presentation:user-transformed="true">
        <draw:text-box/>
      </draw:frame>
      <draw:frame draw:name="Shape 77" presentation:style-name="Mpr29" draw:text-style-name="MP11" draw:layer="backgroundobjects" svg:width="6.929cm" svg:height="1.117cm" svg:x="0.793cm" svg:y="20.099cm" presentation:class="date-time" presentation:user-transformed="true">
        <draw:text-box>
          <text:p/>
        </draw:text-box>
      </draw:frame>
      <draw:frame draw:name="Shape 78" presentation:style-name="Mpr29" draw:text-style-name="MP11" draw:layer="backgroundobjects" svg:width="6.929cm" svg:height="1.117cm" svg:x="21.87cm" svg:y="20.104cm" presentation:class="page-number" presentation:user-transformed="true">
        <draw:text-box>
          <text:p/>
        </draw:text-box>
      </draw:frame>
      <draw:frame draw:name="Shape 79" presentation:style-name="einspaltig-ohne_5f_grau-title" draw:layer="backgroundobjects" svg:width="26.729cm" svg:height="1.458cm" svg:x="0.72cm" svg:y="0.5cm" presentation:class="title" presentation:placeholder="true" presentation:user-transformed="true">
        <draw:text-box/>
      </draw:frame>
      <draw:frame presentation:style-name="Mpr30" draw:text-style-name="MP7" draw:layer="backgroundobjects" svg:width="9.413cm" svg:height="1.447cm" svg:x="10.156cm" svg:y="19.13cm" presentation:class="footer">
        <draw:text-box>
          <text:p text:style-name="MP6"><text:span text:style-name="MT1"><presentation:footer/></text:span></text:p>
        </draw:text-box>
      </draw:frame>
      <presentation:notes style:page-layout-name="PM2">
        <draw:page-thumbnail presentation:style-name="einspaltig-ohne_5f_grau-title" draw:layer="backgroundobjects" svg:width="13.999cm" svg:height="11.136cm" svg:x="3.5cm" svg:y="2.256cm" presentation:class="page"/>
        <draw:frame presentation:style-name="einspaltig-ohne_5f_grau-notes" draw:layer="backgroundobjects" svg:width="16.799cm" svg:height="13.364cm" svg:x="2.1cm" svg:y="14.107cm" presentation:class="notes" presentation:placeholder="true">
          <draw:text-box/>
        </draw:frame>
        <draw:frame presentation:style-name="Mpr3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1" draw:text-style-name="MP4" draw:layer="backgroundobjects" svg:width="9.112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2" draw:text-style-name="MP2" draw:layer="backgroundobjects" svg:width="9.112cm" svg:height="1.484cm" svg:x="0cm" svg:y="28.214cm" presentation:class="footer">
          <draw:text-box>
            <text:p text:style-name="MP1"><text:span text:style-name="MT1"><presentation:footer/></text:span></text:p>
          </draw:text-box>
        </draw:frame>
        <draw:frame presentation:style-name="Mpr32" draw:text-style-name="MP4" draw:layer="backgroundobjects" svg:width="9.112cm" svg:height="1.484cm" svg:x="11.886cm" svg:y="28.214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vielen-dank" style:page-layout-name="PM1" draw:style-name="Mdp2">
      <draw:frame draw:name="Shape 269" draw:style-name="Mgr5" draw:text-style-name="MP10" draw:layer="backgroundobjects" svg:width="29.699cm" svg:height="20.996cm" svg:x="0.002cm" svg:y="0.004cm">
        <draw:image xlink:href="Pictures/10000000000006400000046B4260EFA579DF8894.png" xlink:type="simple" xlink:show="embed" xlink:actuate="onLoad">
          <text:p/>
        </draw:image>
      </draw:frame>
      <draw:frame presentation:style-name="vielen-dank-title" draw:layer="backgroundobjects" svg:width="26.729cm" svg:height="3.506cm" svg:x="1.485cm" svg:y="0.837cm" presentation:class="title" presentation:placeholder="true">
        <draw:text-box/>
      </draw:frame>
      <draw:frame presentation:style-name="vielen-dank-outline1" draw:layer="backgroundobjects" svg:width="26.729cm" svg:height="12.179cm" svg:x="1.485cm" svg:y="4.913cm" presentation:class="outline" presentation:placeholder="true">
        <draw:text-box/>
      </draw:frame>
      <presentation:notes style:page-layout-name="PM2">
        <draw:page-thumbnail presentation:style-name="vielen-dank-title" draw:layer="backgroundobjects" svg:width="13.999cm" svg:height="11.136cm" svg:x="3.5cm" svg:y="2.256cm" presentation:class="page"/>
        <draw:frame presentation:style-name="vielen-dank-notes" draw:layer="backgroundobjects" svg:width="16.799cm" svg:height="13.364cm" svg:x="2.1cm" svg:y="14.107cm" presentation:class="notes" presentation:placeholder="true">
          <draw:text-box/>
        </draw:frame>
        <draw:frame presentation:style-name="Mpr33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3" draw:text-style-name="MP4" draw:layer="backgroundobjects" svg:width="9.112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4" draw:text-style-name="MP2" draw:layer="backgroundobjects" svg:width="9.112cm" svg:height="1.484cm" svg:x="0cm" svg:y="28.214cm" presentation:class="footer">
          <draw:text-box>
            <text:p text:style-name="MP1"><text:span text:style-name="MT1"><presentation:footer/></text:span></text:p>
          </draw:text-box>
        </draw:frame>
        <draw:frame presentation:style-name="Mpr34" draw:text-style-name="MP4" draw:layer="backgroundobjects" svg:width="9.112cm" svg:height="1.484cm" svg:x="11.886cm" svg:y="28.214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8-19T09:47:06.641174922</meta:creation-date>
    <meta:editing-duration>P1DT11H59M33S</meta:editing-duration>
    <meta:editing-cycles>61</meta:editing-cycles>
    <meta:generator>LibreOffice/5.1.6.2$Linux_X86_64 LibreOffice_project/10m0$Build-2</meta:generator>
    <meta:initial-creator>Sebastian Mancke</meta:initial-creator>
    <dc:date>2017-08-17T22:46:55.153115148</dc:date>
    <meta:document-statistic meta:object-count="228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Blue" draw:color="#000080"/>
  <draw:color draw:name="Green" draw:color="#008000"/>
  <draw:color draw:name="Turquoise" draw:color="#008080"/>
  <draw:color draw:name="Red" draw:color="#800000"/>
  <draw:color draw:name="Magenta" draw:color="#800080"/>
  <draw:color draw:name="Brown" draw:color="#808000"/>
  <draw:color draw:name="Gray" draw:color="#808080"/>
  <draw:color draw:name="Light gray" draw:color="#c0c0c0"/>
  <draw:color draw:name="Light blue" draw:color="#0000ff"/>
  <draw:color draw:name="Light green" draw:color="#00ff00"/>
  <draw:color draw:name="Light cyan" draw:color="#00ffff"/>
  <draw:color draw:name="Light red" draw:color="#ff0000"/>
  <draw:color draw:name="Light magenta" draw:color="#ff00ff"/>
  <draw:color draw:name="Yellow" draw:color="#ffff00"/>
  <draw:color draw:name="White" draw:color="#ffffff"/>
  <draw:color draw:name="Gray 80%" draw:color="#333333"/>
  <draw:color draw:name="Gray 70%" draw:color="#4c4c4c"/>
  <draw:color draw:name="Gray 60%" draw:color="#666666"/>
  <draw:color draw:name="Gray 40%" draw:color="#999999"/>
  <draw:color draw:name="Gray 30%" draw:color="#b3b3b3"/>
  <draw:color draw:name="Gray 20%" draw:color="#cccccc"/>
  <draw:color draw:name="Gray 10%" draw:color="#e6e6e6"/>
  <draw:color draw:name="Blue gray" draw:color="#e6e6ff"/>
  <draw:color draw:name="Blue 7" draw:color="#00b8ff"/>
  <draw:color draw:name="Blue 8" draw:color="#99ccff"/>
  <draw:color draw:name="Blue 9" draw:color="#cfe7f5"/>
  <draw:color draw:name="Turquoise 1" draw:color="#00dcff"/>
  <draw:color draw:name="Turquoise 2" draw:color="#00cccc"/>
  <draw:color draw:name="Turquoise 3" draw:color="#23b8dc"/>
  <draw:color draw:name="Turquoise 4" draw:color="#47b8b8"/>
  <draw:color draw:name="Turquoise 5" draw:color="#33a3a3"/>
  <draw:color draw:name="Turquoise 6" draw:color="#198a8a"/>
  <draw:color draw:name="Turquoise 7" draw:color="#006b6b"/>
  <draw:color draw:name="Turquoise 8" draw:color="#004a4a"/>
  <draw:color draw:name="Green 1" draw:color="#355e00"/>
  <draw:color draw:name="Green 2" draw:color="#5c8526"/>
  <draw:color draw:name="Green 3" draw:color="#7da647"/>
  <draw:color draw:name="Green 4" draw:color="#94bd5e"/>
  <draw:color draw:name="Green 5" draw:color="#00ae00"/>
  <draw:color draw:name="tarent-grau" draw:color="#b4b4b4"/>
  <draw:color draw:name="tarent-rot" draw:color="#cc0000"/>
  <draw:color draw:name="tarent-dunkelgrau" draw:color="#414141"/>
  <draw:color draw:name="tarent-mittelgrau" draw:color="#7d7d7d"/>
  <draw:color draw:name="tarent-hellrot" draw:color="#eb9b9b"/>
  <draw:color draw:name="tarent-mittelrot" draw:color="#eb6969"/>
  <draw:color draw:name="tarent-dunkelrot" draw:color="#660000"/>
</ooo:color-table>
</file>